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l_tracker_base" table:style-name="ta1">
        <table:shapes>
          <draw:frame draw:z-index="0" draw:style-name="gr1" draw:text-style-name="P1" svg:width="408.36mm" svg:height="221.8mm" svg:x="88.27mm" svg:y="9361.81mm">
            <loext:p draw:notify-on-update-of-ranges="sol_tracker_base.A1:sol_tracker_base.A1 sol_tracker_base.A2:sol_tracker_base.A2097 sol_tracker_base.B1:sol_tracker_base.B1 sol_tracker_base.B2:sol_tracker_base.B20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tial solution</text:p>
          </table:table-cell>
          <table:table-cell office:value-type="string" calcext:value-type="string">
            <text:p>value per swap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02000" calcext:value-type="float">
            <text:p>3922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07000" calcext:value-type="float">
            <text:p>3921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30000" calcext:value-type="float">
            <text:p>3921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25000" calcext:value-type="float">
            <text:p>3920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74000" calcext:value-type="float">
            <text:p>3915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72000" calcext:value-type="float">
            <text:p>3914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14000" calcext:value-type="float">
            <text:p>3914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64000" calcext:value-type="float">
            <text:p>3913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65000" calcext:value-type="float">
            <text:p>3912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17000" calcext:value-type="float">
            <text:p>3908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14000" calcext:value-type="float">
            <text:p>3908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71000" calcext:value-type="float">
            <text:p>3906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59000" calcext:value-type="float">
            <text:p>39045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44000" calcext:value-type="float">
            <text:p>3904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49000" calcext:value-type="float">
            <text:p>3900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05000" calcext:value-type="float">
            <text:p>3900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14000" calcext:value-type="float">
            <text:p>3897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07000" calcext:value-type="float">
            <text:p>3897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44000" calcext:value-type="float">
            <text:p>3897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03000" calcext:value-type="float">
            <text:p>3896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64000" calcext:value-type="float">
            <text:p>3896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32000" calcext:value-type="float">
            <text:p>38933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6000" calcext:value-type="float">
            <text:p>3890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16000" calcext:value-type="float">
            <text:p>3890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73000" calcext:value-type="float">
            <text:p>3890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51000" calcext:value-type="float">
            <text:p>3890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12000" calcext:value-type="float">
            <text:p>3888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61000" calcext:value-type="float">
            <text:p>3887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84000" calcext:value-type="float">
            <text:p>3887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44000" calcext:value-type="float">
            <text:p>3887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90000" calcext:value-type="float">
            <text:p>3885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41000" calcext:value-type="float">
            <text:p>3885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89000" calcext:value-type="float">
            <text:p>388389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87000" calcext:value-type="float">
            <text:p>3923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37000" calcext:value-type="float">
            <text:p>3923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00000" calcext:value-type="float">
            <text:p>3923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10000" calcext:value-type="float">
            <text:p>3916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21000" calcext:value-type="float">
            <text:p>3915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47000" calcext:value-type="float">
            <text:p>3914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31000" calcext:value-type="float">
            <text:p>3914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13000" calcext:value-type="float">
            <text:p>3914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07000" calcext:value-type="float">
            <text:p>3914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44000" calcext:value-type="float">
            <text:p>3913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25000" calcext:value-type="float">
            <text:p>3913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47000" calcext:value-type="float">
            <text:p>3913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75000" calcext:value-type="float">
            <text:p>3912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42000" calcext:value-type="float">
            <text:p>3911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63000" calcext:value-type="float">
            <text:p>3911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6000" calcext:value-type="float">
            <text:p>3910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00000" calcext:value-type="float">
            <text:p>3911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75000" calcext:value-type="float">
            <text:p>3904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69000" calcext:value-type="float">
            <text:p>3904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99000" calcext:value-type="float">
            <text:p>3902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76000" calcext:value-type="float">
            <text:p>3902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7000" calcext:value-type="float">
            <text:p>3902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70000" calcext:value-type="float">
            <text:p>3899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44000" calcext:value-type="float">
            <text:p>3899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12000" calcext:value-type="float">
            <text:p>3899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97000" calcext:value-type="float">
            <text:p>3898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75000" calcext:value-type="float">
            <text:p>3898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43000" calcext:value-type="float">
            <text:p>3898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66000" calcext:value-type="float">
            <text:p>3896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37000" calcext:value-type="float">
            <text:p>3894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10000" calcext:value-type="float">
            <text:p>3894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84000" calcext:value-type="float">
            <text:p>3890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33000" calcext:value-type="float">
            <text:p>389033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807000" calcext:value-type="float">
            <text:p>3928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85000" calcext:value-type="float">
            <text:p>3925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83000" calcext:value-type="float">
            <text:p>3920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16000" calcext:value-type="float">
            <text:p>3918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49000" calcext:value-type="float">
            <text:p>3920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97000" calcext:value-type="float">
            <text:p>3920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64000" calcext:value-type="float">
            <text:p>3920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88000" calcext:value-type="float">
            <text:p>3915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25000" calcext:value-type="float">
            <text:p>3912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29000" calcext:value-type="float">
            <text:p>3910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07000" calcext:value-type="float">
            <text:p>3910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20000" calcext:value-type="float">
            <text:p>3908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03000" calcext:value-type="float">
            <text:p>3905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77000" calcext:value-type="float">
            <text:p>390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33000" calcext:value-type="float">
            <text:p>3902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12000" calcext:value-type="float">
            <text:p>3902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01000" calcext:value-type="float">
            <text:p>3896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68000" calcext:value-type="float">
            <text:p>3895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00000" calcext:value-type="float">
            <text:p>3894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38000" calcext:value-type="float">
            <text:p>3893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99000" calcext:value-type="float">
            <text:p>3892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56000" calcext:value-type="float">
            <text:p>3892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65000" calcext:value-type="float">
            <text:p>3888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52000" calcext:value-type="float">
            <text:p>3888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77000" calcext:value-type="float">
            <text:p>3886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61000" calcext:value-type="float">
            <text:p>3885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78000" calcext:value-type="float">
            <text:p>3884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68000" calcext:value-type="float">
            <text:p>3882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12000" calcext:value-type="float">
            <text:p>3884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95000" calcext:value-type="float">
            <text:p>3877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86000" calcext:value-type="float">
            <text:p>3877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86000" calcext:value-type="float">
            <text:p>3875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88000" calcext:value-type="float">
            <text:p>38728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70000" calcext:value-type="float">
            <text:p>3927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04000" calcext:value-type="float">
            <text:p>3927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77000" calcext:value-type="float">
            <text:p>3926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99000" calcext:value-type="float">
            <text:p>3925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62000" calcext:value-type="float">
            <text:p>3925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34000" calcext:value-type="float">
            <text:p>3926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48000" calcext:value-type="float">
            <text:p>3925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65000" calcext:value-type="float">
            <text:p>3924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77000" calcext:value-type="float">
            <text:p>392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58000" calcext:value-type="float">
            <text:p>3914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19000" calcext:value-type="float">
            <text:p>3914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62000" calcext:value-type="float">
            <text:p>3910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24000" calcext:value-type="float">
            <text:p>3910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46000" calcext:value-type="float">
            <text:p>3909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58000" calcext:value-type="float">
            <text:p>3909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8000" calcext:value-type="float">
            <text:p>3910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11000" calcext:value-type="float">
            <text:p>3911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9000" calcext:value-type="float">
            <text:p>3910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97000" calcext:value-type="float">
            <text:p>3904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62000" calcext:value-type="float">
            <text:p>3904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05000" calcext:value-type="float">
            <text:p>3904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77000" calcext:value-type="float">
            <text:p>390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46000" calcext:value-type="float">
            <text:p>3899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87000" calcext:value-type="float">
            <text:p>3897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68000" calcext:value-type="float">
            <text:p>3897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08000" calcext:value-type="float">
            <text:p>38980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41000" calcext:value-type="float">
            <text:p>3894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64000" calcext:value-type="float">
            <text:p>3891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49000" calcext:value-type="float">
            <text:p>3891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88000" calcext:value-type="float">
            <text:p>3891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92000" calcext:value-type="float">
            <text:p>3889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10000" calcext:value-type="float">
            <text:p>3890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76000" calcext:value-type="float">
            <text:p>38907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48000" calcext:value-type="float">
            <text:p>3926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22000" calcext:value-type="float">
            <text:p>3926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05000" calcext:value-type="float">
            <text:p>3925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57000" calcext:value-type="float">
            <text:p>3924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77000" calcext:value-type="float">
            <text:p>3923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85000" calcext:value-type="float">
            <text:p>3923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11000" calcext:value-type="float">
            <text:p>3918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01000" calcext:value-type="float">
            <text:p>3918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77000" calcext:value-type="float">
            <text:p>3916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86000" calcext:value-type="float">
            <text:p>3914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16000" calcext:value-type="float">
            <text:p>3911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28000" calcext:value-type="float">
            <text:p>3908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9000" calcext:value-type="float">
            <text:p>3902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3000" calcext:value-type="float">
            <text:p>3901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2000" calcext:value-type="float">
            <text:p>38973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12000" calcext:value-type="float">
            <text:p>3899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58000" calcext:value-type="float">
            <text:p>3897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15000" calcext:value-type="float">
            <text:p>3897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9000" calcext:value-type="float">
            <text:p>3897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87000" calcext:value-type="float">
            <text:p>3898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65000" calcext:value-type="float">
            <text:p>3898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63000" calcext:value-type="float">
            <text:p>3898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15000" calcext:value-type="float">
            <text:p>3898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09000" calcext:value-type="float">
            <text:p>3898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49000" calcext:value-type="float">
            <text:p>3897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16000" calcext:value-type="float">
            <text:p>3897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28000" calcext:value-type="float">
            <text:p>3897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68000" calcext:value-type="float">
            <text:p>3896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78000" calcext:value-type="float">
            <text:p>3895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69000" calcext:value-type="float">
            <text:p>3895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63000" calcext:value-type="float">
            <text:p>3892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41000" calcext:value-type="float">
            <text:p>3893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52000" calcext:value-type="float">
            <text:p>389152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44000" calcext:value-type="float">
            <text:p>3926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11000" calcext:value-type="float">
            <text:p>3922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06000" calcext:value-type="float">
            <text:p>39220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27000" calcext:value-type="float">
            <text:p>3917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40000" calcext:value-type="float">
            <text:p>3910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63000" calcext:value-type="float">
            <text:p>3910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0000" calcext:value-type="float">
            <text:p>3910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75000" calcext:value-type="float">
            <text:p>3909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70000" calcext:value-type="float">
            <text:p>3908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75000" calcext:value-type="float">
            <text:p>3906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68000" calcext:value-type="float">
            <text:p>3903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09000" calcext:value-type="float">
            <text:p>3898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57000" calcext:value-type="float">
            <text:p>3897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27000" calcext:value-type="float">
            <text:p>3897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52000" calcext:value-type="float">
            <text:p>3896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12000" calcext:value-type="float">
            <text:p>3896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26000" calcext:value-type="float">
            <text:p>3896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26000" calcext:value-type="float">
            <text:p>3897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68000" calcext:value-type="float">
            <text:p>3896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79000" calcext:value-type="float">
            <text:p>38947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3000" calcext:value-type="float">
            <text:p>3890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2000" calcext:value-type="float">
            <text:p>3889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54000" calcext:value-type="float">
            <text:p>3892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45000" calcext:value-type="float">
            <text:p>3892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55000" calcext:value-type="float">
            <text:p>38895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7000" calcext:value-type="float">
            <text:p>3889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56000" calcext:value-type="float">
            <text:p>3889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73000" calcext:value-type="float">
            <text:p>3885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0000" calcext:value-type="float">
            <text:p>3884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8000" calcext:value-type="float">
            <text:p>3884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55000" calcext:value-type="float">
            <text:p>38835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04000" calcext:value-type="float">
            <text:p>3882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89000" calcext:value-type="float">
            <text:p>388189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78000" calcext:value-type="float">
            <text:p>3925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36000" calcext:value-type="float">
            <text:p>3925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29000" calcext:value-type="float">
            <text:p>3919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39000" calcext:value-type="float">
            <text:p>3918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09000" calcext:value-type="float">
            <text:p>3916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16000" calcext:value-type="float">
            <text:p>3912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66000" calcext:value-type="float">
            <text:p>3909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35000" calcext:value-type="float">
            <text:p>3909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10000" calcext:value-type="float">
            <text:p>3908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41000" calcext:value-type="float">
            <text:p>3896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2000" calcext:value-type="float">
            <text:p>3895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10000" calcext:value-type="float">
            <text:p>3894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88000" calcext:value-type="float">
            <text:p>3892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54000" calcext:value-type="float">
            <text:p>3889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28000" calcext:value-type="float">
            <text:p>3891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67000" calcext:value-type="float">
            <text:p>3890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45000" calcext:value-type="float">
            <text:p>3887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10000" calcext:value-type="float">
            <text:p>3887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13000" calcext:value-type="float">
            <text:p>3887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98000" calcext:value-type="float">
            <text:p>3886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74000" calcext:value-type="float">
            <text:p>3884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56000" calcext:value-type="float">
            <text:p>3884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34000" calcext:value-type="float">
            <text:p>3882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17000" calcext:value-type="float">
            <text:p>3881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67000" calcext:value-type="float">
            <text:p>3882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23000" calcext:value-type="float">
            <text:p>38822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03000" calcext:value-type="float">
            <text:p>3881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67000" calcext:value-type="float">
            <text:p>3881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75000" calcext:value-type="float">
            <text:p>3880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01000" calcext:value-type="float">
            <text:p>3879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35000" calcext:value-type="float">
            <text:p>3876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19000" calcext:value-type="float">
            <text:p>387619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46000" calcext:value-type="float">
            <text:p>3927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27000" calcext:value-type="float">
            <text:p>3927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24000" calcext:value-type="float">
            <text:p>3927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80000" calcext:value-type="float">
            <text:p>3923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90000" calcext:value-type="float">
            <text:p>3917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18000" calcext:value-type="float">
            <text:p>3916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97000" calcext:value-type="float">
            <text:p>3912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03000" calcext:value-type="float">
            <text:p>3911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52000" calcext:value-type="float">
            <text:p>3910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02000" calcext:value-type="float">
            <text:p>3907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4000" calcext:value-type="float">
            <text:p>3907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01000" calcext:value-type="float">
            <text:p>3904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94000" calcext:value-type="float">
            <text:p>39029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5000" calcext:value-type="float">
            <text:p>3900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83000" calcext:value-type="float">
            <text:p>3899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19000" calcext:value-type="float">
            <text:p>3899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30000" calcext:value-type="float">
            <text:p>3899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38000" calcext:value-type="float">
            <text:p>3899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24000" calcext:value-type="float">
            <text:p>3897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96000" calcext:value-type="float">
            <text:p>3896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30000" calcext:value-type="float">
            <text:p>3896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51000" calcext:value-type="float">
            <text:p>3895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22000" calcext:value-type="float">
            <text:p>3895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81000" calcext:value-type="float">
            <text:p>3894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92000" calcext:value-type="float">
            <text:p>3894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00000" calcext:value-type="float">
            <text:p>3895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9000" calcext:value-type="float">
            <text:p>3890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30000" calcext:value-type="float">
            <text:p>3890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13000" calcext:value-type="float">
            <text:p>3889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03000" calcext:value-type="float">
            <text:p>3889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15000" calcext:value-type="float">
            <text:p>3888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57000" calcext:value-type="float">
            <text:p>3889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26000" calcext:value-type="float">
            <text:p>38882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02000" calcext:value-type="float">
            <text:p>3924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64000" calcext:value-type="float">
            <text:p>3921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39000" calcext:value-type="float">
            <text:p>3921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24000" calcext:value-type="float">
            <text:p>3921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22000" calcext:value-type="float">
            <text:p>3918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49000" calcext:value-type="float">
            <text:p>3917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99000" calcext:value-type="float">
            <text:p>3916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03000" calcext:value-type="float">
            <text:p>3917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63000" calcext:value-type="float">
            <text:p>3915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77000" calcext:value-type="float">
            <text:p>3913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30000" calcext:value-type="float">
            <text:p>3909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68000" calcext:value-type="float">
            <text:p>3907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44000" calcext:value-type="float">
            <text:p>3907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5000" calcext:value-type="float">
            <text:p>3907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24000" calcext:value-type="float">
            <text:p>3904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09000" calcext:value-type="float">
            <text:p>3899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31000" calcext:value-type="float">
            <text:p>3898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8000" calcext:value-type="float">
            <text:p>3895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4000" calcext:value-type="float">
            <text:p>38959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42000" calcext:value-type="float">
            <text:p>3896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73000" calcext:value-type="float">
            <text:p>3891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73000" calcext:value-type="float">
            <text:p>3886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07000" calcext:value-type="float">
            <text:p>3885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80000" calcext:value-type="float">
            <text:p>3885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56000" calcext:value-type="float">
            <text:p>3884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80000" calcext:value-type="float">
            <text:p>3884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71000" calcext:value-type="float">
            <text:p>3884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9000" calcext:value-type="float">
            <text:p>3884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20000" calcext:value-type="float">
            <text:p>3884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9000" calcext:value-type="float">
            <text:p>3884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80000" calcext:value-type="float">
            <text:p>3883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77000" calcext:value-type="float">
            <text:p>388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28000" calcext:value-type="float">
            <text:p>38822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71000" calcext:value-type="float">
            <text:p>3920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87000" calcext:value-type="float">
            <text:p>3918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34000" calcext:value-type="float">
            <text:p>3918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94000" calcext:value-type="float">
            <text:p>39149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3000" calcext:value-type="float">
            <text:p>3910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61000" calcext:value-type="float">
            <text:p>3910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34000" calcext:value-type="float">
            <text:p>3911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30000" calcext:value-type="float">
            <text:p>3910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97000" calcext:value-type="float">
            <text:p>3909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47000" calcext:value-type="float">
            <text:p>3909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71000" calcext:value-type="float">
            <text:p>3908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84000" calcext:value-type="float">
            <text:p>3908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91000" calcext:value-type="float">
            <text:p>3907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31000" calcext:value-type="float">
            <text:p>3908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14000" calcext:value-type="float">
            <text:p>3909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02000" calcext:value-type="float">
            <text:p>3908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86000" calcext:value-type="float">
            <text:p>3905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83000" calcext:value-type="float">
            <text:p>3905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13000" calcext:value-type="float">
            <text:p>3906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68000" calcext:value-type="float">
            <text:p>3905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30000" calcext:value-type="float">
            <text:p>3905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78000" calcext:value-type="float">
            <text:p>3896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84000" calcext:value-type="float">
            <text:p>3894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61000" calcext:value-type="float">
            <text:p>3894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56000" calcext:value-type="float">
            <text:p>3894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95000" calcext:value-type="float">
            <text:p>3891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96000" calcext:value-type="float">
            <text:p>3882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67000" calcext:value-type="float">
            <text:p>3881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72000" calcext:value-type="float">
            <text:p>3874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00000" calcext:value-type="float">
            <text:p>3875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12000" calcext:value-type="float">
            <text:p>3874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302000" calcext:value-type="float">
            <text:p>3873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62000" calcext:value-type="float">
            <text:p>387262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61000" calcext:value-type="float">
            <text:p>3925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72000" calcext:value-type="float">
            <text:p>3925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17000" calcext:value-type="float">
            <text:p>3925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89000" calcext:value-type="float">
            <text:p>39218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23000" calcext:value-type="float">
            <text:p>39182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52000" calcext:value-type="float">
            <text:p>3913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22000" calcext:value-type="float">
            <text:p>3910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8000" calcext:value-type="float">
            <text:p>3910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36000" calcext:value-type="float">
            <text:p>3909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11000" calcext:value-type="float">
            <text:p>3909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53000" calcext:value-type="float">
            <text:p>3908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16000" calcext:value-type="float">
            <text:p>3907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46000" calcext:value-type="float">
            <text:p>3906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85000" calcext:value-type="float">
            <text:p>3902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43000" calcext:value-type="float">
            <text:p>3900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0000" calcext:value-type="float">
            <text:p>3900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6000" calcext:value-type="float">
            <text:p>3900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40000" calcext:value-type="float">
            <text:p>3900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92000" calcext:value-type="float">
            <text:p>3899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77000" calcext:value-type="float">
            <text:p>3898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81000" calcext:value-type="float">
            <text:p>3898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82000" calcext:value-type="float">
            <text:p>3898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63000" calcext:value-type="float">
            <text:p>3898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33000" calcext:value-type="float">
            <text:p>3898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8000" calcext:value-type="float">
            <text:p>3897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27000" calcext:value-type="float">
            <text:p>3897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39000" calcext:value-type="float">
            <text:p>3891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32000" calcext:value-type="float">
            <text:p>38913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76000" calcext:value-type="float">
            <text:p>3887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62000" calcext:value-type="float">
            <text:p>3884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3000" calcext:value-type="float">
            <text:p>3884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85000" calcext:value-type="float">
            <text:p>3883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79000" calcext:value-type="float">
            <text:p>388579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42000" calcext:value-type="float">
            <text:p>3926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51000" calcext:value-type="float">
            <text:p>3926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95000" calcext:value-type="float">
            <text:p>3925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90000" calcext:value-type="float">
            <text:p>3925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40000" calcext:value-type="float">
            <text:p>3921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34000" calcext:value-type="float">
            <text:p>3916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33000" calcext:value-type="float">
            <text:p>3915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11000" calcext:value-type="float">
            <text:p>3909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76000" calcext:value-type="float">
            <text:p>3908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03000" calcext:value-type="float">
            <text:p>3909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72000" calcext:value-type="float">
            <text:p>3906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93000" calcext:value-type="float">
            <text:p>3906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60000" calcext:value-type="float">
            <text:p>3905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46000" calcext:value-type="float">
            <text:p>3901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40000" calcext:value-type="float">
            <text:p>3897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96000" calcext:value-type="float">
            <text:p>3896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03000" calcext:value-type="float">
            <text:p>3894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4000" calcext:value-type="float">
            <text:p>3893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39000" calcext:value-type="float">
            <text:p>3891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10000" calcext:value-type="float">
            <text:p>3889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48000" calcext:value-type="float">
            <text:p>3889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4000" calcext:value-type="float">
            <text:p>3889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18000" calcext:value-type="float">
            <text:p>3887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30000" calcext:value-type="float">
            <text:p>3886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04000" calcext:value-type="float">
            <text:p>3886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58000" calcext:value-type="float">
            <text:p>3884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4000" calcext:value-type="float">
            <text:p>3884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02000" calcext:value-type="float">
            <text:p>3884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78000" calcext:value-type="float">
            <text:p>3883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34000" calcext:value-type="float">
            <text:p>3883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77000" calcext:value-type="float">
            <text:p>388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35000" calcext:value-type="float">
            <text:p>3882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13000" calcext:value-type="float">
            <text:p>388213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03000" calcext:value-type="float">
            <text:p>3927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53000" calcext:value-type="float">
            <text:p>3926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63000" calcext:value-type="float">
            <text:p>3921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30000" calcext:value-type="float">
            <text:p>3919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08000" calcext:value-type="float">
            <text:p>39190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76000" calcext:value-type="float">
            <text:p>3917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86000" calcext:value-type="float">
            <text:p>3913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63000" calcext:value-type="float">
            <text:p>3913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77000" calcext:value-type="float">
            <text:p>3913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84000" calcext:value-type="float">
            <text:p>3911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74000" calcext:value-type="float">
            <text:p>3909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59000" calcext:value-type="float">
            <text:p>39095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57000" calcext:value-type="float">
            <text:p>3907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08000" calcext:value-type="float">
            <text:p>39070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06000" calcext:value-type="float">
            <text:p>39070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60000" calcext:value-type="float">
            <text:p>3906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63000" calcext:value-type="float">
            <text:p>3905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41000" calcext:value-type="float">
            <text:p>3905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00000" calcext:value-type="float">
            <text:p>3903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90000" calcext:value-type="float">
            <text:p>3901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62000" calcext:value-type="float">
            <text:p>3901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87000" calcext:value-type="float">
            <text:p>3900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7000" calcext:value-type="float">
            <text:p>3900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05000" calcext:value-type="float">
            <text:p>3897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80000" calcext:value-type="float">
            <text:p>3896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98000" calcext:value-type="float">
            <text:p>3894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93000" calcext:value-type="float">
            <text:p>3893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76000" calcext:value-type="float">
            <text:p>3889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52000" calcext:value-type="float">
            <text:p>3889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13000" calcext:value-type="float">
            <text:p>3890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70000" calcext:value-type="float">
            <text:p>3890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00000" calcext:value-type="float">
            <text:p>3889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9000" calcext:value-type="float">
            <text:p>388439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99000" calcext:value-type="float">
            <text:p>3924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12000" calcext:value-type="float">
            <text:p>3924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31000" calcext:value-type="float">
            <text:p>3922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44000" calcext:value-type="float">
            <text:p>3919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71000" calcext:value-type="float">
            <text:p>3916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44000" calcext:value-type="float">
            <text:p>3912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31000" calcext:value-type="float">
            <text:p>3911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6000" calcext:value-type="float">
            <text:p>3910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51000" calcext:value-type="float">
            <text:p>3907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61000" calcext:value-type="float">
            <text:p>3906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66000" calcext:value-type="float">
            <text:p>3906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72000" calcext:value-type="float">
            <text:p>3902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57000" calcext:value-type="float">
            <text:p>3902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0000" calcext:value-type="float">
            <text:p>3901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0000" calcext:value-type="float">
            <text:p>3902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82000" calcext:value-type="float">
            <text:p>3899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34000" calcext:value-type="float">
            <text:p>3896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5000" calcext:value-type="float">
            <text:p>3895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86000" calcext:value-type="float">
            <text:p>3889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20000" calcext:value-type="float">
            <text:p>3889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75000" calcext:value-type="float">
            <text:p>3888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00000" calcext:value-type="float">
            <text:p>3886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80000" calcext:value-type="float">
            <text:p>3885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97000" calcext:value-type="float">
            <text:p>3881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91000" calcext:value-type="float">
            <text:p>3879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87000" calcext:value-type="float">
            <text:p>3879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78000" calcext:value-type="float">
            <text:p>3878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89000" calcext:value-type="float">
            <text:p>38788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88000" calcext:value-type="float">
            <text:p>3878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76000" calcext:value-type="float">
            <text:p>3878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02000" calcext:value-type="float">
            <text:p>3878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78000" calcext:value-type="float">
            <text:p>387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66000" calcext:value-type="float">
            <text:p>38766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43000" calcext:value-type="float">
            <text:p>3927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69000" calcext:value-type="float">
            <text:p>3926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17000" calcext:value-type="float">
            <text:p>3925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19000" calcext:value-type="float">
            <text:p>3916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01000" calcext:value-type="float">
            <text:p>3916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91000" calcext:value-type="float">
            <text:p>3915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72000" calcext:value-type="float">
            <text:p>3913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10000" calcext:value-type="float">
            <text:p>3911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63000" calcext:value-type="float">
            <text:p>3911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27000" calcext:value-type="float">
            <text:p>3909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13000" calcext:value-type="float">
            <text:p>3909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30000" calcext:value-type="float">
            <text:p>3908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72000" calcext:value-type="float">
            <text:p>3905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70000" calcext:value-type="float">
            <text:p>3905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98000" calcext:value-type="float">
            <text:p>3905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01000" calcext:value-type="float">
            <text:p>3906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28000" calcext:value-type="float">
            <text:p>3894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48000" calcext:value-type="float">
            <text:p>3894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34000" calcext:value-type="float">
            <text:p>3894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75000" calcext:value-type="float">
            <text:p>3892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46000" calcext:value-type="float">
            <text:p>3889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19000" calcext:value-type="float">
            <text:p>3888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22000" calcext:value-type="float">
            <text:p>3888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21000" calcext:value-type="float">
            <text:p>3888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64000" calcext:value-type="float">
            <text:p>3886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92000" calcext:value-type="float">
            <text:p>3885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58000" calcext:value-type="float">
            <text:p>3886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1000" calcext:value-type="float">
            <text:p>3884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9000" calcext:value-type="float">
            <text:p>3884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67000" calcext:value-type="float">
            <text:p>3881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86000" calcext:value-type="float">
            <text:p>3877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44000" calcext:value-type="float">
            <text:p>387644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96000" calcext:value-type="float">
            <text:p>3922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30000" calcext:value-type="float">
            <text:p>3923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05000" calcext:value-type="float">
            <text:p>3922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30000" calcext:value-type="float">
            <text:p>3922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05000" calcext:value-type="float">
            <text:p>3919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67000" calcext:value-type="float">
            <text:p>3913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77000" calcext:value-type="float">
            <text:p>3912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57000" calcext:value-type="float">
            <text:p>3911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53000" calcext:value-type="float">
            <text:p>3911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40000" calcext:value-type="float">
            <text:p>3909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30000" calcext:value-type="float">
            <text:p>3908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00000" calcext:value-type="float">
            <text:p>3905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14000" calcext:value-type="float">
            <text:p>3904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46000" calcext:value-type="float">
            <text:p>3903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5000" calcext:value-type="float">
            <text:p>3895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90000" calcext:value-type="float">
            <text:p>3895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3000" calcext:value-type="float">
            <text:p>3890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10000" calcext:value-type="float">
            <text:p>3890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52000" calcext:value-type="float">
            <text:p>3890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91000" calcext:value-type="float">
            <text:p>3886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02000" calcext:value-type="float">
            <text:p>3887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22000" calcext:value-type="float">
            <text:p>3885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18000" calcext:value-type="float">
            <text:p>3884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44000" calcext:value-type="float">
            <text:p>3882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81000" calcext:value-type="float">
            <text:p>3879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54000" calcext:value-type="float">
            <text:p>3880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77000" calcext:value-type="float">
            <text:p>3880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34000" calcext:value-type="float">
            <text:p>3880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62000" calcext:value-type="float">
            <text:p>3879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53000" calcext:value-type="float">
            <text:p>3879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43000" calcext:value-type="float">
            <text:p>3875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58000" calcext:value-type="float">
            <text:p>3876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11000" calcext:value-type="float">
            <text:p>387611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42000" calcext:value-type="float">
            <text:p>3927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80000" calcext:value-type="float">
            <text:p>3922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83000" calcext:value-type="float">
            <text:p>3922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36000" calcext:value-type="float">
            <text:p>3922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07000" calcext:value-type="float">
            <text:p>3922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45000" calcext:value-type="float">
            <text:p>3918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85000" calcext:value-type="float">
            <text:p>3916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91000" calcext:value-type="float">
            <text:p>3912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8000" calcext:value-type="float">
            <text:p>3910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34000" calcext:value-type="float">
            <text:p>3909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89000" calcext:value-type="float">
            <text:p>39088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60000" calcext:value-type="float">
            <text:p>3908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87000" calcext:value-type="float">
            <text:p>3908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6000" calcext:value-type="float">
            <text:p>3903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10000" calcext:value-type="float">
            <text:p>3904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78000" calcext:value-type="float">
            <text:p>3903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96000" calcext:value-type="float">
            <text:p>3902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55000" calcext:value-type="float">
            <text:p>39025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9000" calcext:value-type="float">
            <text:p>3902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61000" calcext:value-type="float">
            <text:p>3902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96000" calcext:value-type="float">
            <text:p>3901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43000" calcext:value-type="float">
            <text:p>3901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4000" calcext:value-type="float">
            <text:p>3901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9000" calcext:value-type="float">
            <text:p>3900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88000" calcext:value-type="float">
            <text:p>3898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56000" calcext:value-type="float">
            <text:p>3898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58000" calcext:value-type="float">
            <text:p>3898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89000" calcext:value-type="float">
            <text:p>38968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96000" calcext:value-type="float">
            <text:p>3893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18000" calcext:value-type="float">
            <text:p>3893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04000" calcext:value-type="float">
            <text:p>3893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4000" calcext:value-type="float">
            <text:p>3893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0000" calcext:value-type="float">
            <text:p>389090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42000" calcext:value-type="float">
            <text:p>3926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57000" calcext:value-type="float">
            <text:p>3925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58000" calcext:value-type="float">
            <text:p>3919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09000" calcext:value-type="float">
            <text:p>3919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35000" calcext:value-type="float">
            <text:p>3914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42000" calcext:value-type="float">
            <text:p>3913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99000" calcext:value-type="float">
            <text:p>3911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56000" calcext:value-type="float">
            <text:p>3911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99000" calcext:value-type="float">
            <text:p>3912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00000" calcext:value-type="float">
            <text:p>3913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20000" calcext:value-type="float">
            <text:p>3911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3000" calcext:value-type="float">
            <text:p>3910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88000" calcext:value-type="float">
            <text:p>3907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61000" calcext:value-type="float">
            <text:p>3907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26000" calcext:value-type="float">
            <text:p>3906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97000" calcext:value-type="float">
            <text:p>3907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38000" calcext:value-type="float">
            <text:p>3907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8000" calcext:value-type="float">
            <text:p>3907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8000" calcext:value-type="float">
            <text:p>3907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69000" calcext:value-type="float">
            <text:p>3904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26000" calcext:value-type="float">
            <text:p>3903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5000" calcext:value-type="float">
            <text:p>3903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02000" calcext:value-type="float">
            <text:p>3899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33000" calcext:value-type="float">
            <text:p>3898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78000" calcext:value-type="float">
            <text:p>389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73000" calcext:value-type="float">
            <text:p>3897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37000" calcext:value-type="float">
            <text:p>3896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62000" calcext:value-type="float">
            <text:p>3896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34000" calcext:value-type="float">
            <text:p>3895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56000" calcext:value-type="float">
            <text:p>3893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52000" calcext:value-type="float">
            <text:p>3892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74000" calcext:value-type="float">
            <text:p>3891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98000" calcext:value-type="float">
            <text:p>38879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76000" calcext:value-type="float">
            <text:p>3926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21000" calcext:value-type="float">
            <text:p>3925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88000" calcext:value-type="float">
            <text:p>3917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78000" calcext:value-type="float">
            <text:p>391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14000" calcext:value-type="float">
            <text:p>3917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34000" calcext:value-type="float">
            <text:p>3917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41000" calcext:value-type="float">
            <text:p>3915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38000" calcext:value-type="float">
            <text:p>3915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74000" calcext:value-type="float">
            <text:p>3914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27000" calcext:value-type="float">
            <text:p>3913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87000" calcext:value-type="float">
            <text:p>3912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67000" calcext:value-type="float">
            <text:p>3910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0000" calcext:value-type="float">
            <text:p>3910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1000" calcext:value-type="float">
            <text:p>3910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25000" calcext:value-type="float">
            <text:p>3909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25000" calcext:value-type="float">
            <text:p>3909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60000" calcext:value-type="float">
            <text:p>3902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6000" calcext:value-type="float">
            <text:p>3901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18000" calcext:value-type="float">
            <text:p>3901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6000" calcext:value-type="float">
            <text:p>3901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28000" calcext:value-type="float">
            <text:p>3900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32000" calcext:value-type="float">
            <text:p>38963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54000" calcext:value-type="float">
            <text:p>3893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39000" calcext:value-type="float">
            <text:p>3892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46000" calcext:value-type="float">
            <text:p>3891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27000" calcext:value-type="float">
            <text:p>3891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28000" calcext:value-type="float">
            <text:p>3883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81000" calcext:value-type="float">
            <text:p>3879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43000" calcext:value-type="float">
            <text:p>3874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04000" calcext:value-type="float">
            <text:p>3874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341000" calcext:value-type="float">
            <text:p>3873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42000" calcext:value-type="float">
            <text:p>3872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6948000" calcext:value-type="float">
            <text:p>38694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73000" calcext:value-type="float">
            <text:p>3919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53000" calcext:value-type="float">
            <text:p>3919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14000" calcext:value-type="float">
            <text:p>3918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44000" calcext:value-type="float">
            <text:p>3913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84000" calcext:value-type="float">
            <text:p>3910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2000" calcext:value-type="float">
            <text:p>3910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69000" calcext:value-type="float">
            <text:p>3908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98000" calcext:value-type="float">
            <text:p>39059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85000" calcext:value-type="float">
            <text:p>3904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5000" calcext:value-type="float">
            <text:p>3903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05000" calcext:value-type="float">
            <text:p>3901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04000" calcext:value-type="float">
            <text:p>3901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6000" calcext:value-type="float">
            <text:p>3900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1000" calcext:value-type="float">
            <text:p>3900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13000" calcext:value-type="float">
            <text:p>3898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18000" calcext:value-type="float">
            <text:p>3898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72000" calcext:value-type="float">
            <text:p>3891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77000" calcext:value-type="float">
            <text:p>38907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35000" calcext:value-type="float">
            <text:p>3888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47000" calcext:value-type="float">
            <text:p>3885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45000" calcext:value-type="float">
            <text:p>3885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13000" calcext:value-type="float">
            <text:p>3885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28000" calcext:value-type="float">
            <text:p>3883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34000" calcext:value-type="float">
            <text:p>3883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24000" calcext:value-type="float">
            <text:p>3883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17000" calcext:value-type="float">
            <text:p>3883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61000" calcext:value-type="float">
            <text:p>3879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56000" calcext:value-type="float">
            <text:p>3874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19000" calcext:value-type="float">
            <text:p>3874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339000" calcext:value-type="float">
            <text:p>3873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54000" calcext:value-type="float">
            <text:p>3872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57000" calcext:value-type="float">
            <text:p>38725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192000" calcext:value-type="float">
            <text:p>387192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60000" calcext:value-type="float">
            <text:p>3923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16000" calcext:value-type="float">
            <text:p>3922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23000" calcext:value-type="float">
            <text:p>39212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67000" calcext:value-type="float">
            <text:p>3916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83000" calcext:value-type="float">
            <text:p>3908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97000" calcext:value-type="float">
            <text:p>3907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93000" calcext:value-type="float">
            <text:p>3907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6000" calcext:value-type="float">
            <text:p>3907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66000" calcext:value-type="float">
            <text:p>3907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82000" calcext:value-type="float">
            <text:p>3907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52000" calcext:value-type="float">
            <text:p>3902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78000" calcext:value-type="float">
            <text:p>3902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6000" calcext:value-type="float">
            <text:p>3902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14000" calcext:value-type="float">
            <text:p>3899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12000" calcext:value-type="float">
            <text:p>38991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99000" calcext:value-type="float">
            <text:p>3899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21000" calcext:value-type="float">
            <text:p>3896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36000" calcext:value-type="float">
            <text:p>3896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19000" calcext:value-type="float">
            <text:p>3896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10000" calcext:value-type="float">
            <text:p>3896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96000" calcext:value-type="float">
            <text:p>3894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70000" calcext:value-type="float">
            <text:p>3894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9000" calcext:value-type="float">
            <text:p>3893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1000" calcext:value-type="float">
            <text:p>3893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80000" calcext:value-type="float">
            <text:p>3892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24000" calcext:value-type="float">
            <text:p>3889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08000" calcext:value-type="float">
            <text:p>38870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13000" calcext:value-type="float">
            <text:p>3882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15000" calcext:value-type="float">
            <text:p>3882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53000" calcext:value-type="float">
            <text:p>3881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55000" calcext:value-type="float">
            <text:p>38815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36000" calcext:value-type="float">
            <text:p>3880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06000" calcext:value-type="float">
            <text:p>38800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24000" calcext:value-type="float">
            <text:p>3926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99000" calcext:value-type="float">
            <text:p>3923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44000" calcext:value-type="float">
            <text:p>3923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04000" calcext:value-type="float">
            <text:p>3923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87000" calcext:value-type="float">
            <text:p>3922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80000" calcext:value-type="float">
            <text:p>3921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62000" calcext:value-type="float">
            <text:p>3920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04000" calcext:value-type="float">
            <text:p>3920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93000" calcext:value-type="float">
            <text:p>3915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72000" calcext:value-type="float">
            <text:p>3915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65000" calcext:value-type="float">
            <text:p>3914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21000" calcext:value-type="float">
            <text:p>3915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62000" calcext:value-type="float">
            <text:p>3916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52000" calcext:value-type="float">
            <text:p>3916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31000" calcext:value-type="float">
            <text:p>3916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37000" calcext:value-type="float">
            <text:p>3915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45000" calcext:value-type="float">
            <text:p>3913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84000" calcext:value-type="float">
            <text:p>3912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67000" calcext:value-type="float">
            <text:p>3911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74000" calcext:value-type="float">
            <text:p>3910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83000" calcext:value-type="float">
            <text:p>39098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51000" calcext:value-type="float">
            <text:p>3909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79000" calcext:value-type="float">
            <text:p>39057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64000" calcext:value-type="float">
            <text:p>3905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04000" calcext:value-type="float">
            <text:p>3903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80000" calcext:value-type="float">
            <text:p>3904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56000" calcext:value-type="float">
            <text:p>3904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07000" calcext:value-type="float">
            <text:p>3904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27000" calcext:value-type="float">
            <text:p>3904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30000" calcext:value-type="float">
            <text:p>3904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27000" calcext:value-type="float">
            <text:p>3902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69000" calcext:value-type="float">
            <text:p>3899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38000" calcext:value-type="float">
            <text:p>38983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13000" calcext:value-type="float">
            <text:p>3927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82000" calcext:value-type="float">
            <text:p>3921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29000" calcext:value-type="float">
            <text:p>3920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30000" calcext:value-type="float">
            <text:p>3920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15000" calcext:value-type="float">
            <text:p>3920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79000" calcext:value-type="float">
            <text:p>39167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58000" calcext:value-type="float">
            <text:p>3912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45000" calcext:value-type="float">
            <text:p>3910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72000" calcext:value-type="float">
            <text:p>3906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46000" calcext:value-type="float">
            <text:p>3905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946000" calcext:value-type="float">
            <text:p>3899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43000" calcext:value-type="float">
            <text:p>3897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58000" calcext:value-type="float">
            <text:p>38955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74000" calcext:value-type="float">
            <text:p>3894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95000" calcext:value-type="float">
            <text:p>3893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42000" calcext:value-type="float">
            <text:p>3893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21000" calcext:value-type="float">
            <text:p>3890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09000" calcext:value-type="float">
            <text:p>3890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5000" calcext:value-type="float">
            <text:p>3889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09000" calcext:value-type="float">
            <text:p>3888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30000" calcext:value-type="float">
            <text:p>38863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70000" calcext:value-type="float">
            <text:p>3885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73000" calcext:value-type="float">
            <text:p>3885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9000" calcext:value-type="float">
            <text:p>3884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51000" calcext:value-type="float">
            <text:p>3884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372000" calcext:value-type="float">
            <text:p>3883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85000" calcext:value-type="float">
            <text:p>3884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45000" calcext:value-type="float">
            <text:p>3884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211000" calcext:value-type="float">
            <text:p>3882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64000" calcext:value-type="float">
            <text:p>3880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41000" calcext:value-type="float">
            <text:p>3879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52000" calcext:value-type="float">
            <text:p>3879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23000" calcext:value-type="float">
            <text:p>387923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06000" calcext:value-type="float">
            <text:p>39220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72000" calcext:value-type="float">
            <text:p>3921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86000" calcext:value-type="float">
            <text:p>3921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111000" calcext:value-type="float">
            <text:p>3921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91000" calcext:value-type="float">
            <text:p>3920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74000" calcext:value-type="float">
            <text:p>3920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254000" calcext:value-type="float">
            <text:p>3912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99000" calcext:value-type="float">
            <text:p>3909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36000" calcext:value-type="float">
            <text:p>3909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26000" calcext:value-type="float">
            <text:p>3909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61000" calcext:value-type="float">
            <text:p>3907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43000" calcext:value-type="float">
            <text:p>3905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51000" calcext:value-type="float">
            <text:p>3905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97000" calcext:value-type="float">
            <text:p>3903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833000" calcext:value-type="float">
            <text:p>3898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4000" calcext:value-type="float">
            <text:p>38932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09000" calcext:value-type="float">
            <text:p>3892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46000" calcext:value-type="float">
            <text:p>3891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91000" calcext:value-type="float">
            <text:p>3890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82000" calcext:value-type="float">
            <text:p>3890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94000" calcext:value-type="float">
            <text:p>38879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10000" calcext:value-type="float">
            <text:p>3886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41000" calcext:value-type="float">
            <text:p>3885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16000" calcext:value-type="float">
            <text:p>3885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73000" calcext:value-type="float">
            <text:p>3881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06000" calcext:value-type="float">
            <text:p>38790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04000" calcext:value-type="float">
            <text:p>3879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04000" calcext:value-type="float">
            <text:p>3879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22000" calcext:value-type="float">
            <text:p>3878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29000" calcext:value-type="float">
            <text:p>3878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88000" calcext:value-type="float">
            <text:p>3872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363000" calcext:value-type="float">
            <text:p>3873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048000" calcext:value-type="float">
            <text:p>3870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026000" calcext:value-type="float">
            <text:p>38702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07000" calcext:value-type="float">
            <text:p>3927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00000" calcext:value-type="float">
            <text:p>3926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17000" calcext:value-type="float">
            <text:p>3923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44000" calcext:value-type="float">
            <text:p>3922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68000" calcext:value-type="float">
            <text:p>3922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222000" calcext:value-type="float">
            <text:p>3922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82000" calcext:value-type="float">
            <text:p>3916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45000" calcext:value-type="float">
            <text:p>3916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51000" calcext:value-type="float">
            <text:p>3916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90000" calcext:value-type="float">
            <text:p>3913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38000" calcext:value-type="float">
            <text:p>3913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90000" calcext:value-type="float">
            <text:p>39109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40000" calcext:value-type="float">
            <text:p>3907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28000" calcext:value-type="float">
            <text:p>3905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15000" calcext:value-type="float">
            <text:p>39051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97000" calcext:value-type="float">
            <text:p>3900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25000" calcext:value-type="float">
            <text:p>3900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9000" calcext:value-type="float">
            <text:p>3897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78000" calcext:value-type="float">
            <text:p>389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70000" calcext:value-type="float">
            <text:p>3894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49000" calcext:value-type="float">
            <text:p>3894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47000" calcext:value-type="float">
            <text:p>3894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95000" calcext:value-type="float">
            <text:p>3892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86000" calcext:value-type="float">
            <text:p>3892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81000" calcext:value-type="float">
            <text:p>3892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23000" calcext:value-type="float">
            <text:p>38922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72000" calcext:value-type="float">
            <text:p>3890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80000" calcext:value-type="float">
            <text:p>3889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45000" calcext:value-type="float">
            <text:p>3891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91000" calcext:value-type="float">
            <text:p>3889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75000" calcext:value-type="float">
            <text:p>38897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8000" calcext:value-type="float">
            <text:p>3889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040000" calcext:value-type="float">
            <text:p>389040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49000" calcext:value-type="float">
            <text:p>3927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84000" calcext:value-type="float">
            <text:p>39208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49000" calcext:value-type="float">
            <text:p>3920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99000" calcext:value-type="float">
            <text:p>3919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52000" calcext:value-type="float">
            <text:p>3920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62000" calcext:value-type="float">
            <text:p>39176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607000" calcext:value-type="float">
            <text:p>3916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46000" calcext:value-type="float">
            <text:p>39154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9000" calcext:value-type="float">
            <text:p>39101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00000" calcext:value-type="float">
            <text:p>3908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6000" calcext:value-type="float">
            <text:p>3907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11000" calcext:value-type="float">
            <text:p>3907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17000" calcext:value-type="float">
            <text:p>39071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03000" calcext:value-type="float">
            <text:p>39060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18000" calcext:value-type="float">
            <text:p>3905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35000" calcext:value-type="float">
            <text:p>39003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05000" calcext:value-type="float">
            <text:p>38970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52000" calcext:value-type="float">
            <text:p>38955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68000" calcext:value-type="float">
            <text:p>38926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67000" calcext:value-type="float">
            <text:p>38926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91000" calcext:value-type="float">
            <text:p>3892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66000" calcext:value-type="float">
            <text:p>3892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26000" calcext:value-type="float">
            <text:p>38922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47000" calcext:value-type="float">
            <text:p>3888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61000" calcext:value-type="float">
            <text:p>3888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16000" calcext:value-type="float">
            <text:p>3886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566000" calcext:value-type="float">
            <text:p>3885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71000" calcext:value-type="float">
            <text:p>3884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55000" calcext:value-type="float">
            <text:p>38845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436000" calcext:value-type="float">
            <text:p>3884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74000" calcext:value-type="float">
            <text:p>3880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97000" calcext:value-type="float">
            <text:p>38779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738000" calcext:value-type="float">
            <text:p>387738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95000" calcext:value-type="float">
            <text:p>3920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20000" calcext:value-type="float">
            <text:p>3915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93000" calcext:value-type="float">
            <text:p>3913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31000" calcext:value-type="float">
            <text:p>39083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41000" calcext:value-type="float">
            <text:p>3907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86000" calcext:value-type="float">
            <text:p>3905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96000" calcext:value-type="float">
            <text:p>3903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8000" calcext:value-type="float">
            <text:p>3903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49000" calcext:value-type="float">
            <text:p>3901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27000" calcext:value-type="float">
            <text:p>3903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02000" calcext:value-type="float">
            <text:p>3902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25000" calcext:value-type="float">
            <text:p>39012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16000" calcext:value-type="float">
            <text:p>3901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61000" calcext:value-type="float">
            <text:p>3901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53000" calcext:value-type="float">
            <text:p>3897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48000" calcext:value-type="float">
            <text:p>38874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10000" calcext:value-type="float">
            <text:p>3887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706000" calcext:value-type="float">
            <text:p>38870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10000" calcext:value-type="float">
            <text:p>3886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71000" calcext:value-type="float">
            <text:p>38817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86000" calcext:value-type="float">
            <text:p>38818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64000" calcext:value-type="float">
            <text:p>3880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891000" calcext:value-type="float">
            <text:p>3878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39000" calcext:value-type="float">
            <text:p>3879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28000" calcext:value-type="float">
            <text:p>38792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16000" calcext:value-type="float">
            <text:p>3876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73000" calcext:value-type="float">
            <text:p>38757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29000" calcext:value-type="float">
            <text:p>3875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16000" calcext:value-type="float">
            <text:p>3875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85000" calcext:value-type="float">
            <text:p>3874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85000" calcext:value-type="float">
            <text:p>3874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82000" calcext:value-type="float">
            <text:p>38748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22000" calcext:value-type="float">
            <text:p>38722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16000" calcext:value-type="float">
            <text:p>387216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20000" calcext:value-type="float">
            <text:p>3926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610000" calcext:value-type="float">
            <text:p>3926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36000" calcext:value-type="float">
            <text:p>3925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18000" calcext:value-type="float">
            <text:p>39251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813000" calcext:value-type="float">
            <text:p>3918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37000" calcext:value-type="float">
            <text:p>3915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014000" calcext:value-type="float">
            <text:p>3910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65000" calcext:value-type="float">
            <text:p>3909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91000" calcext:value-type="float">
            <text:p>3908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70000" calcext:value-type="float">
            <text:p>3908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91000" calcext:value-type="float">
            <text:p>3904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09000" calcext:value-type="float">
            <text:p>3902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34000" calcext:value-type="float">
            <text:p>3901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549000" calcext:value-type="float">
            <text:p>3895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27000" calcext:value-type="float">
            <text:p>3889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963000" calcext:value-type="float">
            <text:p>3889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61000" calcext:value-type="float">
            <text:p>38866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41000" calcext:value-type="float">
            <text:p>3886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47000" calcext:value-type="float">
            <text:p>3886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93000" calcext:value-type="float">
            <text:p>38819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996000" calcext:value-type="float">
            <text:p>38799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029000" calcext:value-type="float">
            <text:p>38802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50000" calcext:value-type="float">
            <text:p>38745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37000" calcext:value-type="float">
            <text:p>3874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41000" calcext:value-type="float">
            <text:p>38744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53000" calcext:value-type="float">
            <text:p>3874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56000" calcext:value-type="float">
            <text:p>3876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654000" calcext:value-type="float">
            <text:p>38765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564000" calcext:value-type="float">
            <text:p>38756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02000" calcext:value-type="float">
            <text:p>3874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365000" calcext:value-type="float">
            <text:p>3873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414000" calcext:value-type="float">
            <text:p>38741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7265000" calcext:value-type="float">
            <text:p>387265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44000" calcext:value-type="float">
            <text:p>39274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65000" calcext:value-type="float">
            <text:p>3924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42000" calcext:value-type="float">
            <text:p>3923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53000" calcext:value-type="float">
            <text:p>3923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070000" calcext:value-type="float">
            <text:p>39207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992000" calcext:value-type="float">
            <text:p>3919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704000" calcext:value-type="float">
            <text:p>39170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65000" calcext:value-type="float">
            <text:p>3914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02000" calcext:value-type="float">
            <text:p>39130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53000" calcext:value-type="float">
            <text:p>39075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40000" calcext:value-type="float">
            <text:p>39074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727000" calcext:value-type="float">
            <text:p>3907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47000" calcext:value-type="float">
            <text:p>39064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92000" calcext:value-type="float">
            <text:p>3904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27000" calcext:value-type="float">
            <text:p>39042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3000" calcext:value-type="float">
            <text:p>3903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299000" calcext:value-type="float">
            <text:p>39029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101000" calcext:value-type="float">
            <text:p>3901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45000" calcext:value-type="float">
            <text:p>3905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11000" calcext:value-type="float">
            <text:p>3905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56000" calcext:value-type="float">
            <text:p>39005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09000" calcext:value-type="float">
            <text:p>3900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49000" calcext:value-type="float">
            <text:p>38974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7000" calcext:value-type="float">
            <text:p>38973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87000" calcext:value-type="float">
            <text:p>38968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34000" calcext:value-type="float">
            <text:p>38943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91000" calcext:value-type="float">
            <text:p>38939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63000" calcext:value-type="float">
            <text:p>38936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95000" calcext:value-type="float">
            <text:p>38919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00000" calcext:value-type="float">
            <text:p>38910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880000" calcext:value-type="float">
            <text:p>3888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45000" calcext:value-type="float">
            <text:p>38864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133000" calcext:value-type="float">
            <text:p>388133000</text:p>
          </table:table-cell>
        </table:table-row>
        <table:table-row table:style-name="ro1">
          <table:table-cell table:number-columns-repeated="2" office:value-type="float" office:value="392778000" calcext:value-type="float">
            <text:p>39277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721000" calcext:value-type="float">
            <text:p>39272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42000" calcext:value-type="float">
            <text:p>39254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507000" calcext:value-type="float">
            <text:p>392507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480000" calcext:value-type="float">
            <text:p>3924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38000" calcext:value-type="float">
            <text:p>39233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2309000" calcext:value-type="float">
            <text:p>39230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566000" calcext:value-type="float">
            <text:p>39156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420000" calcext:value-type="float">
            <text:p>39142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369000" calcext:value-type="float">
            <text:p>3913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1139000" calcext:value-type="float">
            <text:p>39113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80000" calcext:value-type="float">
            <text:p>39098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951000" calcext:value-type="float">
            <text:p>39095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892000" calcext:value-type="float">
            <text:p>39089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643000" calcext:value-type="float">
            <text:p>3906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511000" calcext:value-type="float">
            <text:p>39051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485000" calcext:value-type="float">
            <text:p>39048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16000" calcext:value-type="float">
            <text:p>39031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360000" calcext:value-type="float">
            <text:p>39036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90065000" calcext:value-type="float">
            <text:p>390065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74000" calcext:value-type="float">
            <text:p>389774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72000" calcext:value-type="float">
            <text:p>389772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36000" calcext:value-type="float">
            <text:p>38973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713000" calcext:value-type="float">
            <text:p>38971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681000" calcext:value-type="float">
            <text:p>38968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410000" calcext:value-type="float">
            <text:p>389410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323000" calcext:value-type="float">
            <text:p>38932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269000" calcext:value-type="float">
            <text:p>389269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43000" calcext:value-type="float">
            <text:p>38914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9133000" calcext:value-type="float">
            <text:p>389133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88000" calcext:value-type="float">
            <text:p>388688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76000" calcext:value-type="float">
            <text:p>388676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01000" calcext:value-type="float">
            <text:p>388601000</text:p>
          </table:table-cell>
        </table:table-row>
        <table:table-row table:style-name="ro1">
          <table:table-cell office:value-type="float" office:value="392778000" calcext:value-type="float">
            <text:p>392778000</text:p>
          </table:table-cell>
          <table:table-cell office:value-type="float" office:value="388602000" calcext:value-type="float">
            <text:p>388602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58000" calcext:value-type="float">
            <text:p>3938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56000" calcext:value-type="float">
            <text:p>3938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47000" calcext:value-type="float">
            <text:p>3936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02000" calcext:value-type="float">
            <text:p>3926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35000" calcext:value-type="float">
            <text:p>3923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99000" calcext:value-type="float">
            <text:p>3912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94000" calcext:value-type="float">
            <text:p>3911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9000" calcext:value-type="float">
            <text:p>3911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38000" calcext:value-type="float">
            <text:p>3911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48000" calcext:value-type="float">
            <text:p>3908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6000" calcext:value-type="float">
            <text:p>3907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00000" calcext:value-type="float">
            <text:p>3907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75000" calcext:value-type="float">
            <text:p>3908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40000" calcext:value-type="float">
            <text:p>3908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56000" calcext:value-type="float">
            <text:p>3906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7000" calcext:value-type="float">
            <text:p>3906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75000" calcext:value-type="float">
            <text:p>3905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57000" calcext:value-type="float">
            <text:p>3902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76000" calcext:value-type="float">
            <text:p>3898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50000" calcext:value-type="float">
            <text:p>3898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42000" calcext:value-type="float">
            <text:p>3893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15000" calcext:value-type="float">
            <text:p>3891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69000" calcext:value-type="float">
            <text:p>3890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66000" calcext:value-type="float">
            <text:p>3890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31000" calcext:value-type="float">
            <text:p>3890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47000" calcext:value-type="float">
            <text:p>3885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93000" calcext:value-type="float">
            <text:p>3884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54000" calcext:value-type="float">
            <text:p>3884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29000" calcext:value-type="float">
            <text:p>3884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7917000" calcext:value-type="float">
            <text:p>3879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7862000" calcext:value-type="float">
            <text:p>3878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7931000" calcext:value-type="float">
            <text:p>3879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7880000" calcext:value-type="float">
            <text:p>387880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867000" calcext:value-type="float">
            <text:p>3948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82000" calcext:value-type="float">
            <text:p>3942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57000" calcext:value-type="float">
            <text:p>3942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40000" calcext:value-type="float">
            <text:p>3939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04000" calcext:value-type="float">
            <text:p>3937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76000" calcext:value-type="float">
            <text:p>3936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20000" calcext:value-type="float">
            <text:p>3935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98000" calcext:value-type="float">
            <text:p>3934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05000" calcext:value-type="float">
            <text:p>3931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76000" calcext:value-type="float">
            <text:p>3930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01000" calcext:value-type="float">
            <text:p>3919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07000" calcext:value-type="float">
            <text:p>3919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92000" calcext:value-type="float">
            <text:p>3918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65000" calcext:value-type="float">
            <text:p>3915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61000" calcext:value-type="float">
            <text:p>3915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0000" calcext:value-type="float">
            <text:p>3911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52000" calcext:value-type="float">
            <text:p>3911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64000" calcext:value-type="float">
            <text:p>3911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34000" calcext:value-type="float">
            <text:p>3908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08000" calcext:value-type="float">
            <text:p>3906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37000" calcext:value-type="float">
            <text:p>3906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63000" calcext:value-type="float">
            <text:p>39046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8000" calcext:value-type="float">
            <text:p>3904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05000" calcext:value-type="float">
            <text:p>3904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72000" calcext:value-type="float">
            <text:p>3903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70000" calcext:value-type="float">
            <text:p>3903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69000" calcext:value-type="float">
            <text:p>3903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4000" calcext:value-type="float">
            <text:p>3902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11000" calcext:value-type="float">
            <text:p>3903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11000" calcext:value-type="float">
            <text:p>3903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68000" calcext:value-type="float">
            <text:p>3902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1000" calcext:value-type="float">
            <text:p>3902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8000" calcext:value-type="float">
            <text:p>3902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5000" calcext:value-type="float">
            <text:p>390205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63000" calcext:value-type="float">
            <text:p>39446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57000" calcext:value-type="float">
            <text:p>3944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56000" calcext:value-type="float">
            <text:p>3944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22000" calcext:value-type="float">
            <text:p>3943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47000" calcext:value-type="float">
            <text:p>3937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69000" calcext:value-type="float">
            <text:p>3934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66000" calcext:value-type="float">
            <text:p>3934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47000" calcext:value-type="float">
            <text:p>3933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47000" calcext:value-type="float">
            <text:p>3933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01000" calcext:value-type="float">
            <text:p>3933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01000" calcext:value-type="float">
            <text:p>3933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92000" calcext:value-type="float">
            <text:p>3927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99000" calcext:value-type="float">
            <text:p>3926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30000" calcext:value-type="float">
            <text:p>3926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97000" calcext:value-type="float">
            <text:p>3925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13000" calcext:value-type="float">
            <text:p>3925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12000" calcext:value-type="float">
            <text:p>3922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86000" calcext:value-type="float">
            <text:p>3921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21000" calcext:value-type="float">
            <text:p>3922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03000" calcext:value-type="float">
            <text:p>3922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20000" calcext:value-type="float">
            <text:p>3919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67000" calcext:value-type="float">
            <text:p>3915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85000" calcext:value-type="float">
            <text:p>3915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57000" calcext:value-type="float">
            <text:p>3910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1000" calcext:value-type="float">
            <text:p>3905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9000" calcext:value-type="float">
            <text:p>3906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6000" calcext:value-type="float">
            <text:p>3905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03000" calcext:value-type="float">
            <text:p>3906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39000" calcext:value-type="float">
            <text:p>3905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54000" calcext:value-type="float">
            <text:p>3898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14000" calcext:value-type="float">
            <text:p>3895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01000" calcext:value-type="float">
            <text:p>3895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01000" calcext:value-type="float">
            <text:p>3895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92000" calcext:value-type="float">
            <text:p>3894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65000" calcext:value-type="float">
            <text:p>3894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56000" calcext:value-type="float">
            <text:p>389456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630000" calcext:value-type="float">
            <text:p>3946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618000" calcext:value-type="float">
            <text:p>3946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78000" calcext:value-type="float">
            <text:p>3937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21000" calcext:value-type="float">
            <text:p>3936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01000" calcext:value-type="float">
            <text:p>3936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74000" calcext:value-type="float">
            <text:p>3935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66000" calcext:value-type="float">
            <text:p>3935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66000" calcext:value-type="float">
            <text:p>3935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44000" calcext:value-type="float">
            <text:p>3931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32000" calcext:value-type="float">
            <text:p>3926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32000" calcext:value-type="float">
            <text:p>3926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42000" calcext:value-type="float">
            <text:p>3925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40000" calcext:value-type="float">
            <text:p>3925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88000" calcext:value-type="float">
            <text:p>3923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42000" calcext:value-type="float">
            <text:p>3921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60000" calcext:value-type="float">
            <text:p>3912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75000" calcext:value-type="float">
            <text:p>3912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10000" calcext:value-type="float">
            <text:p>3911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08000" calcext:value-type="float">
            <text:p>3911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08000" calcext:value-type="float">
            <text:p>3911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27000" calcext:value-type="float">
            <text:p>3910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49000" calcext:value-type="float">
            <text:p>3910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64000" calcext:value-type="float">
            <text:p>3906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9000" calcext:value-type="float">
            <text:p>3906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7000" calcext:value-type="float">
            <text:p>3906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68000" calcext:value-type="float">
            <text:p>3904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4000" calcext:value-type="float">
            <text:p>3902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0000" calcext:value-type="float">
            <text:p>3902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33000" calcext:value-type="float">
            <text:p>3903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45000" calcext:value-type="float">
            <text:p>3900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84000" calcext:value-type="float">
            <text:p>3896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39000" calcext:value-type="float">
            <text:p>3896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59000" calcext:value-type="float">
            <text:p>3896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03000" calcext:value-type="float">
            <text:p>3895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92000" calcext:value-type="float">
            <text:p>3894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33000" calcext:value-type="float">
            <text:p>389433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74000" calcext:value-type="float">
            <text:p>3949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6000" calcext:value-type="float">
            <text:p>3943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40000" calcext:value-type="float">
            <text:p>3938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59000" calcext:value-type="float">
            <text:p>3931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66000" calcext:value-type="float">
            <text:p>3926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64000" calcext:value-type="float">
            <text:p>3926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24000" calcext:value-type="float">
            <text:p>3918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93000" calcext:value-type="float">
            <text:p>3916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87000" calcext:value-type="float">
            <text:p>3916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31000" calcext:value-type="float">
            <text:p>3916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92000" calcext:value-type="float">
            <text:p>3912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24000" calcext:value-type="float">
            <text:p>3912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23000" calcext:value-type="float">
            <text:p>39112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98000" calcext:value-type="float">
            <text:p>3910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77000" calcext:value-type="float">
            <text:p>3910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33000" calcext:value-type="float">
            <text:p>3910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66000" calcext:value-type="float">
            <text:p>3905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27000" calcext:value-type="float">
            <text:p>3905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19000" calcext:value-type="float">
            <text:p>3904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17000" calcext:value-type="float">
            <text:p>3900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24000" calcext:value-type="float">
            <text:p>3899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08000" calcext:value-type="float">
            <text:p>3899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58000" calcext:value-type="float">
            <text:p>3897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11000" calcext:value-type="float">
            <text:p>3897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35000" calcext:value-type="float">
            <text:p>3895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27000" calcext:value-type="float">
            <text:p>3895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34000" calcext:value-type="float">
            <text:p>3896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26000" calcext:value-type="float">
            <text:p>3896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53000" calcext:value-type="float">
            <text:p>3894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86000" calcext:value-type="float">
            <text:p>3893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19000" calcext:value-type="float">
            <text:p>3892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27000" calcext:value-type="float">
            <text:p>3892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38000" calcext:value-type="float">
            <text:p>389138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75000" calcext:value-type="float">
            <text:p>3949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53000" calcext:value-type="float">
            <text:p>3949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84000" calcext:value-type="float">
            <text:p>3941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71000" calcext:value-type="float">
            <text:p>3938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19000" calcext:value-type="float">
            <text:p>3926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78000" calcext:value-type="float">
            <text:p>3925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79000" calcext:value-type="float">
            <text:p>3925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15000" calcext:value-type="float">
            <text:p>3921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87000" calcext:value-type="float">
            <text:p>3913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94000" calcext:value-type="float">
            <text:p>3911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83000" calcext:value-type="float">
            <text:p>3911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8000" calcext:value-type="float">
            <text:p>3911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42000" calcext:value-type="float">
            <text:p>3908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17000" calcext:value-type="float">
            <text:p>3908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81000" calcext:value-type="float">
            <text:p>3907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86000" calcext:value-type="float">
            <text:p>3907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1000" calcext:value-type="float">
            <text:p>3906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23000" calcext:value-type="float">
            <text:p>39032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94000" calcext:value-type="float">
            <text:p>3902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94000" calcext:value-type="float">
            <text:p>3902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29000" calcext:value-type="float">
            <text:p>3900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29000" calcext:value-type="float">
            <text:p>3898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64000" calcext:value-type="float">
            <text:p>3898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51000" calcext:value-type="float">
            <text:p>38985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46000" calcext:value-type="float">
            <text:p>3898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07000" calcext:value-type="float">
            <text:p>3897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54000" calcext:value-type="float">
            <text:p>3894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73000" calcext:value-type="float">
            <text:p>3894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39000" calcext:value-type="float">
            <text:p>3892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69000" calcext:value-type="float">
            <text:p>3891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75000" calcext:value-type="float">
            <text:p>3891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16000" calcext:value-type="float">
            <text:p>3891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69000" calcext:value-type="float">
            <text:p>3890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79000" calcext:value-type="float">
            <text:p>389079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871000" calcext:value-type="float">
            <text:p>3948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81000" calcext:value-type="float">
            <text:p>3942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66000" calcext:value-type="float">
            <text:p>3938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66000" calcext:value-type="float">
            <text:p>3938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56000" calcext:value-type="float">
            <text:p>3935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79000" calcext:value-type="float">
            <text:p>3931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79000" calcext:value-type="float">
            <text:p>3931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37000" calcext:value-type="float">
            <text:p>3926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88000" calcext:value-type="float">
            <text:p>3925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17000" calcext:value-type="float">
            <text:p>3926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60000" calcext:value-type="float">
            <text:p>3924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38000" calcext:value-type="float">
            <text:p>3924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86000" calcext:value-type="float">
            <text:p>3918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39000" calcext:value-type="float">
            <text:p>3918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01000" calcext:value-type="float">
            <text:p>3917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1000" calcext:value-type="float">
            <text:p>3909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35000" calcext:value-type="float">
            <text:p>3908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30000" calcext:value-type="float">
            <text:p>3908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78000" calcext:value-type="float">
            <text:p>3906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4000" calcext:value-type="float">
            <text:p>3907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4000" calcext:value-type="float">
            <text:p>3907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8000" calcext:value-type="float">
            <text:p>3905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0000" calcext:value-type="float">
            <text:p>3905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12000" calcext:value-type="float">
            <text:p>3904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39000" calcext:value-type="float">
            <text:p>3903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26000" calcext:value-type="float">
            <text:p>3903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04000" calcext:value-type="float">
            <text:p>3903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6000" calcext:value-type="float">
            <text:p>3902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37000" calcext:value-type="float">
            <text:p>3902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88000" calcext:value-type="float">
            <text:p>3900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87000" calcext:value-type="float">
            <text:p>3898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48000" calcext:value-type="float">
            <text:p>3898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99000" calcext:value-type="float">
            <text:p>3897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70000" calcext:value-type="float">
            <text:p>3897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93000" calcext:value-type="float">
            <text:p>389593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13000" calcext:value-type="float">
            <text:p>3949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803000" calcext:value-type="float">
            <text:p>3948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604000" calcext:value-type="float">
            <text:p>3946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83000" calcext:value-type="float">
            <text:p>3945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83000" calcext:value-type="float">
            <text:p>3945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00000" calcext:value-type="float">
            <text:p>3934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23000" calcext:value-type="float">
            <text:p>39342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00000" calcext:value-type="float">
            <text:p>3933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52000" calcext:value-type="float">
            <text:p>3932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52000" calcext:value-type="float">
            <text:p>3932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08000" calcext:value-type="float">
            <text:p>3934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43000" calcext:value-type="float">
            <text:p>3931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29000" calcext:value-type="float">
            <text:p>3927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38000" calcext:value-type="float">
            <text:p>3921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43000" calcext:value-type="float">
            <text:p>3917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57000" calcext:value-type="float">
            <text:p>3910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9000" calcext:value-type="float">
            <text:p>3909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62000" calcext:value-type="float">
            <text:p>3909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2000" calcext:value-type="float">
            <text:p>3909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12000" calcext:value-type="float">
            <text:p>3909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55000" calcext:value-type="float">
            <text:p>3908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8000" calcext:value-type="float">
            <text:p>3907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8000" calcext:value-type="float">
            <text:p>3907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19000" calcext:value-type="float">
            <text:p>3907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19000" calcext:value-type="float">
            <text:p>3907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11000" calcext:value-type="float">
            <text:p>3907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4000" calcext:value-type="float">
            <text:p>3906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04000" calcext:value-type="float">
            <text:p>3906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13000" calcext:value-type="float">
            <text:p>3906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58000" calcext:value-type="float">
            <text:p>3903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07000" calcext:value-type="float">
            <text:p>3903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48000" calcext:value-type="float">
            <text:p>3902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86000" calcext:value-type="float">
            <text:p>3897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86000" calcext:value-type="float">
            <text:p>3897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38000" calcext:value-type="float">
            <text:p>3897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89000" calcext:value-type="float">
            <text:p>38978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80000" calcext:value-type="float">
            <text:p>3897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76000" calcext:value-type="float">
            <text:p>389776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76000" calcext:value-type="float">
            <text:p>3943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7000" calcext:value-type="float">
            <text:p>3943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01000" calcext:value-type="float">
            <text:p>3943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65000" calcext:value-type="float">
            <text:p>3935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90000" calcext:value-type="float">
            <text:p>3931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78000" calcext:value-type="float">
            <text:p>3931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78000" calcext:value-type="float">
            <text:p>3931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78000" calcext:value-type="float">
            <text:p>3931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78000" calcext:value-type="float">
            <text:p>3925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81000" calcext:value-type="float">
            <text:p>3923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81000" calcext:value-type="float">
            <text:p>3923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58000" calcext:value-type="float">
            <text:p>3922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2000" calcext:value-type="float">
            <text:p>3919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74000" calcext:value-type="float">
            <text:p>3918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66000" calcext:value-type="float">
            <text:p>3918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69000" calcext:value-type="float">
            <text:p>3915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41000" calcext:value-type="float">
            <text:p>3914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04000" calcext:value-type="float">
            <text:p>3910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80000" calcext:value-type="float">
            <text:p>3906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79000" calcext:value-type="float">
            <text:p>3903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27000" calcext:value-type="float">
            <text:p>3903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53000" calcext:value-type="float">
            <text:p>3902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80000" calcext:value-type="float">
            <text:p>3901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27000" calcext:value-type="float">
            <text:p>3900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16000" calcext:value-type="float">
            <text:p>3895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10000" calcext:value-type="float">
            <text:p>3895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39000" calcext:value-type="float">
            <text:p>3894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04000" calcext:value-type="float">
            <text:p>3892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49000" calcext:value-type="float">
            <text:p>3893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30000" calcext:value-type="float">
            <text:p>3892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31000" calcext:value-type="float">
            <text:p>3891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65000" calcext:value-type="float">
            <text:p>3891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894000" calcext:value-type="float">
            <text:p>3888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731000" calcext:value-type="float">
            <text:p>3887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96000" calcext:value-type="float">
            <text:p>388496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41000" calcext:value-type="float">
            <text:p>3944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18000" calcext:value-type="float">
            <text:p>3943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88000" calcext:value-type="float">
            <text:p>3941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77000" calcext:value-type="float">
            <text:p>3941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53000" calcext:value-type="float">
            <text:p>3937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50000" calcext:value-type="float">
            <text:p>3933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61000" calcext:value-type="float">
            <text:p>3928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11000" calcext:value-type="float">
            <text:p>3925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40000" calcext:value-type="float">
            <text:p>3925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22000" calcext:value-type="float">
            <text:p>3925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31000" calcext:value-type="float">
            <text:p>3925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22000" calcext:value-type="float">
            <text:p>3925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49000" calcext:value-type="float">
            <text:p>3924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84000" calcext:value-type="float">
            <text:p>3918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80000" calcext:value-type="float">
            <text:p>3918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78000" calcext:value-type="float">
            <text:p>3918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09000" calcext:value-type="float">
            <text:p>3913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38000" calcext:value-type="float">
            <text:p>3912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33000" calcext:value-type="float">
            <text:p>3912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92000" calcext:value-type="float">
            <text:p>3911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61000" calcext:value-type="float">
            <text:p>3911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27000" calcext:value-type="float">
            <text:p>3911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05000" calcext:value-type="float">
            <text:p>3911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89000" calcext:value-type="float">
            <text:p>39108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72000" calcext:value-type="float">
            <text:p>3908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9000" calcext:value-type="float">
            <text:p>3908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34000" calcext:value-type="float">
            <text:p>3907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8000" calcext:value-type="float">
            <text:p>3905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62000" calcext:value-type="float">
            <text:p>3904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51000" calcext:value-type="float">
            <text:p>39045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69000" calcext:value-type="float">
            <text:p>3903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53000" calcext:value-type="float">
            <text:p>3903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98000" calcext:value-type="float">
            <text:p>390198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58000" calcext:value-type="float">
            <text:p>3949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725000" calcext:value-type="float">
            <text:p>3947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31000" calcext:value-type="float">
            <text:p>3942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84000" calcext:value-type="float">
            <text:p>3941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71000" calcext:value-type="float">
            <text:p>3938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60000" calcext:value-type="float">
            <text:p>3938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86000" calcext:value-type="float">
            <text:p>3934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81000" calcext:value-type="float">
            <text:p>3933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46000" calcext:value-type="float">
            <text:p>3930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98000" calcext:value-type="float">
            <text:p>3928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98000" calcext:value-type="float">
            <text:p>3928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14000" calcext:value-type="float">
            <text:p>3927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43000" calcext:value-type="float">
            <text:p>3923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40000" calcext:value-type="float">
            <text:p>3923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39000" calcext:value-type="float">
            <text:p>3923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39000" calcext:value-type="float">
            <text:p>3923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69000" calcext:value-type="float">
            <text:p>3918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62000" calcext:value-type="float">
            <text:p>3918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29000" calcext:value-type="float">
            <text:p>3917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36000" calcext:value-type="float">
            <text:p>3916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99000" calcext:value-type="float">
            <text:p>3915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08000" calcext:value-type="float">
            <text:p>3916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34000" calcext:value-type="float">
            <text:p>3911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27000" calcext:value-type="float">
            <text:p>3910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11000" calcext:value-type="float">
            <text:p>3909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25000" calcext:value-type="float">
            <text:p>3908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69000" calcext:value-type="float">
            <text:p>3903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3000" calcext:value-type="float">
            <text:p>3902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91000" calcext:value-type="float">
            <text:p>3902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1000" calcext:value-type="float">
            <text:p>3902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21000" calcext:value-type="float">
            <text:p>3899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20000" calcext:value-type="float">
            <text:p>3899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96000" calcext:value-type="float">
            <text:p>3898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97000" calcext:value-type="float">
            <text:p>389897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08000" calcext:value-type="float">
            <text:p>3943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49000" calcext:value-type="float">
            <text:p>3937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17000" calcext:value-type="float">
            <text:p>3937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11000" calcext:value-type="float">
            <text:p>3937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05000" calcext:value-type="float">
            <text:p>3933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92000" calcext:value-type="float">
            <text:p>3927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06000" calcext:value-type="float">
            <text:p>3928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61000" calcext:value-type="float">
            <text:p>3925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70000" calcext:value-type="float">
            <text:p>3923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64000" calcext:value-type="float">
            <text:p>3923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50000" calcext:value-type="float">
            <text:p>3923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50000" calcext:value-type="float">
            <text:p>3923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35000" calcext:value-type="float">
            <text:p>3923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022000" calcext:value-type="float">
            <text:p>3920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73000" calcext:value-type="float">
            <text:p>3919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07000" calcext:value-type="float">
            <text:p>3915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44000" calcext:value-type="float">
            <text:p>3912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45000" calcext:value-type="float">
            <text:p>3912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48000" calcext:value-type="float">
            <text:p>3912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85000" calcext:value-type="float">
            <text:p>3911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3000" calcext:value-type="float">
            <text:p>3911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8000" calcext:value-type="float">
            <text:p>3911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40000" calcext:value-type="float">
            <text:p>3911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85000" calcext:value-type="float">
            <text:p>3909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5000" calcext:value-type="float">
            <text:p>3909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60000" calcext:value-type="float">
            <text:p>3909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31000" calcext:value-type="float">
            <text:p>39093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38000" calcext:value-type="float">
            <text:p>3909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38000" calcext:value-type="float">
            <text:p>3909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14000" calcext:value-type="float">
            <text:p>3909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82000" calcext:value-type="float">
            <text:p>3908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87000" calcext:value-type="float">
            <text:p>3908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39000" calcext:value-type="float">
            <text:p>3907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04000" calcext:value-type="float">
            <text:p>3907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81000" calcext:value-type="float">
            <text:p>390681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97000" calcext:value-type="float">
            <text:p>3949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79000" calcext:value-type="float">
            <text:p>3944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39000" calcext:value-type="float">
            <text:p>3944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24000" calcext:value-type="float">
            <text:p>3940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93000" calcext:value-type="float">
            <text:p>3938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93000" calcext:value-type="float">
            <text:p>3938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29000" calcext:value-type="float">
            <text:p>3930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27000" calcext:value-type="float">
            <text:p>3929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76000" calcext:value-type="float">
            <text:p>3924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28000" calcext:value-type="float">
            <text:p>3924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21000" calcext:value-type="float">
            <text:p>3924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10000" calcext:value-type="float">
            <text:p>3922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45000" calcext:value-type="float">
            <text:p>3918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13000" calcext:value-type="float">
            <text:p>3913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94000" calcext:value-type="float">
            <text:p>3912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30000" calcext:value-type="float">
            <text:p>3904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36000" calcext:value-type="float">
            <text:p>3904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9000" calcext:value-type="float">
            <text:p>3904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19000" calcext:value-type="float">
            <text:p>3902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87000" calcext:value-type="float">
            <text:p>3901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81000" calcext:value-type="float">
            <text:p>3901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77000" calcext:value-type="float">
            <text:p>3900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77000" calcext:value-type="float">
            <text:p>3900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54000" calcext:value-type="float">
            <text:p>3900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48000" calcext:value-type="float">
            <text:p>3900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09000" calcext:value-type="float">
            <text:p>3900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84000" calcext:value-type="float">
            <text:p>3897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79000" calcext:value-type="float">
            <text:p>3893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00000" calcext:value-type="float">
            <text:p>3892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908000" calcext:value-type="float">
            <text:p>3889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871000" calcext:value-type="float">
            <text:p>3888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860000" calcext:value-type="float">
            <text:p>3888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41000" calcext:value-type="float">
            <text:p>3885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29000" calcext:value-type="float">
            <text:p>3885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79000" calcext:value-type="float">
            <text:p>388479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08000" calcext:value-type="float">
            <text:p>3943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59000" calcext:value-type="float">
            <text:p>3942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59000" calcext:value-type="float">
            <text:p>3942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76000" calcext:value-type="float">
            <text:p>3937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15000" calcext:value-type="float">
            <text:p>3933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0000" calcext:value-type="float">
            <text:p>3929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84000" calcext:value-type="float">
            <text:p>3928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92000" calcext:value-type="float">
            <text:p>3928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74000" calcext:value-type="float">
            <text:p>3928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41000" calcext:value-type="float">
            <text:p>3928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32000" calcext:value-type="float">
            <text:p>3922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32000" calcext:value-type="float">
            <text:p>3922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32000" calcext:value-type="float">
            <text:p>3922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04000" calcext:value-type="float">
            <text:p>3919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84000" calcext:value-type="float">
            <text:p>3912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16000" calcext:value-type="float">
            <text:p>3912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37000" calcext:value-type="float">
            <text:p>3911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64000" calcext:value-type="float">
            <text:p>3905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20000" calcext:value-type="float">
            <text:p>3905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96000" calcext:value-type="float">
            <text:p>3904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66000" calcext:value-type="float">
            <text:p>3904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60000" calcext:value-type="float">
            <text:p>3899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79000" calcext:value-type="float">
            <text:p>3896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59000" calcext:value-type="float">
            <text:p>3895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80000" calcext:value-type="float">
            <text:p>3895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61000" calcext:value-type="float">
            <text:p>3896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70000" calcext:value-type="float">
            <text:p>3895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60000" calcext:value-type="float">
            <text:p>3893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43000" calcext:value-type="float">
            <text:p>3893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26000" calcext:value-type="float">
            <text:p>3893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39000" calcext:value-type="float">
            <text:p>3893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75000" calcext:value-type="float">
            <text:p>3892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14000" calcext:value-type="float">
            <text:p>3892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82000" calcext:value-type="float">
            <text:p>3891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47000" calcext:value-type="float">
            <text:p>3891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87000" calcext:value-type="float">
            <text:p>389087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5047000" calcext:value-type="float">
            <text:p>3950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58000" calcext:value-type="float">
            <text:p>3942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69000" calcext:value-type="float">
            <text:p>3940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14000" calcext:value-type="float">
            <text:p>3940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45000" calcext:value-type="float">
            <text:p>3938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45000" calcext:value-type="float">
            <text:p>3938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51000" calcext:value-type="float">
            <text:p>39365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36000" calcext:value-type="float">
            <text:p>3934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57000" calcext:value-type="float">
            <text:p>3931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13000" calcext:value-type="float">
            <text:p>3928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28000" calcext:value-type="float">
            <text:p>3926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86000" calcext:value-type="float">
            <text:p>3925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30000" calcext:value-type="float">
            <text:p>3926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36000" calcext:value-type="float">
            <text:p>3921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054000" calcext:value-type="float">
            <text:p>3920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98000" calcext:value-type="float">
            <text:p>3918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21000" calcext:value-type="float">
            <text:p>3916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47000" calcext:value-type="float">
            <text:p>3913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98000" calcext:value-type="float">
            <text:p>3912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48000" calcext:value-type="float">
            <text:p>3914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34000" calcext:value-type="float">
            <text:p>3914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53000" calcext:value-type="float">
            <text:p>3911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96000" calcext:value-type="float">
            <text:p>3910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11000" calcext:value-type="float">
            <text:p>3911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24000" calcext:value-type="float">
            <text:p>3907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1000" calcext:value-type="float">
            <text:p>3905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72000" calcext:value-type="float">
            <text:p>3907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70000" calcext:value-type="float">
            <text:p>3906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48000" calcext:value-type="float">
            <text:p>3905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17000" calcext:value-type="float">
            <text:p>3904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33000" calcext:value-type="float">
            <text:p>3903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76000" calcext:value-type="float">
            <text:p>3901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57000" calcext:value-type="float">
            <text:p>3901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40000" calcext:value-type="float">
            <text:p>390140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44000" calcext:value-type="float">
            <text:p>3943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86000" calcext:value-type="float">
            <text:p>3942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81000" calcext:value-type="float">
            <text:p>3940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70000" calcext:value-type="float">
            <text:p>3940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75000" calcext:value-type="float">
            <text:p>3939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57000" calcext:value-type="float">
            <text:p>3939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54000" calcext:value-type="float">
            <text:p>3939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26000" calcext:value-type="float">
            <text:p>3934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55000" calcext:value-type="float">
            <text:p>3932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67000" calcext:value-type="float">
            <text:p>3931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95000" calcext:value-type="float">
            <text:p>39309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24000" calcext:value-type="float">
            <text:p>3927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94000" calcext:value-type="float">
            <text:p>3925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48000" calcext:value-type="float">
            <text:p>39214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96000" calcext:value-type="float">
            <text:p>3912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85000" calcext:value-type="float">
            <text:p>3912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85000" calcext:value-type="float">
            <text:p>3912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08000" calcext:value-type="float">
            <text:p>3913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77000" calcext:value-type="float">
            <text:p>3911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47000" calcext:value-type="float">
            <text:p>3911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50000" calcext:value-type="float">
            <text:p>3908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9000" calcext:value-type="float">
            <text:p>3907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39000" calcext:value-type="float">
            <text:p>3907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37000" calcext:value-type="float">
            <text:p>3904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37000" calcext:value-type="float">
            <text:p>3904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30000" calcext:value-type="float">
            <text:p>3904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6000" calcext:value-type="float">
            <text:p>3904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6000" calcext:value-type="float">
            <text:p>3904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0000" calcext:value-type="float">
            <text:p>3905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68000" calcext:value-type="float">
            <text:p>3902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4000" calcext:value-type="float">
            <text:p>3902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4000" calcext:value-type="float">
            <text:p>3902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72000" calcext:value-type="float">
            <text:p>3901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87000" calcext:value-type="float">
            <text:p>3900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29000" calcext:value-type="float">
            <text:p>3896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18000" calcext:value-type="float">
            <text:p>389618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697000" calcext:value-type="float">
            <text:p>3946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57000" calcext:value-type="float">
            <text:p>3940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17000" calcext:value-type="float">
            <text:p>3939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87000" calcext:value-type="float">
            <text:p>3937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85000" calcext:value-type="float">
            <text:p>3936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85000" calcext:value-type="float">
            <text:p>3936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58000" calcext:value-type="float">
            <text:p>3935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44000" calcext:value-type="float">
            <text:p>3932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33000" calcext:value-type="float">
            <text:p>3932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15000" calcext:value-type="float">
            <text:p>3932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14000" calcext:value-type="float">
            <text:p>3932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6000" calcext:value-type="float">
            <text:p>3929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6000" calcext:value-type="float">
            <text:p>3929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58000" calcext:value-type="float">
            <text:p>3928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55000" calcext:value-type="float">
            <text:p>3928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19000" calcext:value-type="float">
            <text:p>3927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16000" calcext:value-type="float">
            <text:p>3927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62000" calcext:value-type="float">
            <text:p>3925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16000" calcext:value-type="float">
            <text:p>3924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29000" calcext:value-type="float">
            <text:p>3924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59000" calcext:value-type="float">
            <text:p>3921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61000" calcext:value-type="float">
            <text:p>3919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47000" calcext:value-type="float">
            <text:p>3919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6000" calcext:value-type="float">
            <text:p>3919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78000" calcext:value-type="float">
            <text:p>3914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25000" calcext:value-type="float">
            <text:p>3909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97000" calcext:value-type="float">
            <text:p>3908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82000" calcext:value-type="float">
            <text:p>3908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65000" calcext:value-type="float">
            <text:p>3906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4000" calcext:value-type="float">
            <text:p>3905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78000" calcext:value-type="float">
            <text:p>3905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73000" calcext:value-type="float">
            <text:p>3905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03000" calcext:value-type="float">
            <text:p>3897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58000" calcext:value-type="float">
            <text:p>3896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33000" calcext:value-type="float">
            <text:p>389633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5073000" calcext:value-type="float">
            <text:p>3950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09000" calcext:value-type="float">
            <text:p>3939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59000" calcext:value-type="float">
            <text:p>3938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27000" calcext:value-type="float">
            <text:p>3934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22000" calcext:value-type="float">
            <text:p>3934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12000" calcext:value-type="float">
            <text:p>3931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98000" calcext:value-type="float">
            <text:p>3929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28000" calcext:value-type="float">
            <text:p>3929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50000" calcext:value-type="float">
            <text:p>3928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32000" calcext:value-type="float">
            <text:p>3919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99000" calcext:value-type="float">
            <text:p>3913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34000" calcext:value-type="float">
            <text:p>3913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66000" calcext:value-type="float">
            <text:p>3913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82000" calcext:value-type="float">
            <text:p>3912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75000" calcext:value-type="float">
            <text:p>3912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70000" calcext:value-type="float">
            <text:p>3910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76000" calcext:value-type="float">
            <text:p>3904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94000" calcext:value-type="float">
            <text:p>3904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9000" calcext:value-type="float">
            <text:p>3905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37000" calcext:value-type="float">
            <text:p>3906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4000" calcext:value-type="float">
            <text:p>3905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13000" calcext:value-type="float">
            <text:p>3904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99000" calcext:value-type="float">
            <text:p>3903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98000" calcext:value-type="float">
            <text:p>3903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86000" calcext:value-type="float">
            <text:p>3903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12000" calcext:value-type="float">
            <text:p>3901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47000" calcext:value-type="float">
            <text:p>3901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94000" calcext:value-type="float">
            <text:p>3899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74000" calcext:value-type="float">
            <text:p>3899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11000" calcext:value-type="float">
            <text:p>3898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90000" calcext:value-type="float">
            <text:p>3897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73000" calcext:value-type="float">
            <text:p>3897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68000" calcext:value-type="float">
            <text:p>389668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76000" calcext:value-type="float">
            <text:p>3944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56000" calcext:value-type="float">
            <text:p>3942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02000" calcext:value-type="float">
            <text:p>3934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91000" calcext:value-type="float">
            <text:p>3930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85000" calcext:value-type="float">
            <text:p>3922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80000" calcext:value-type="float">
            <text:p>3922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36000" calcext:value-type="float">
            <text:p>3914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28000" calcext:value-type="float">
            <text:p>3914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96000" calcext:value-type="float">
            <text:p>3913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13000" calcext:value-type="float">
            <text:p>3914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81000" calcext:value-type="float">
            <text:p>3912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87000" calcext:value-type="float">
            <text:p>3911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75000" calcext:value-type="float">
            <text:p>3903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7000" calcext:value-type="float">
            <text:p>3905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5000" calcext:value-type="float">
            <text:p>3905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79000" calcext:value-type="float">
            <text:p>3904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79000" calcext:value-type="float">
            <text:p>3904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28000" calcext:value-type="float">
            <text:p>3903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6000" calcext:value-type="float">
            <text:p>3902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97000" calcext:value-type="float">
            <text:p>3902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98000" calcext:value-type="float">
            <text:p>3901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8000" calcext:value-type="float">
            <text:p>3902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73000" calcext:value-type="float">
            <text:p>3900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06000" calcext:value-type="float">
            <text:p>3900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74000" calcext:value-type="float">
            <text:p>3898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25000" calcext:value-type="float">
            <text:p>3895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10000" calcext:value-type="float">
            <text:p>3895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80000" calcext:value-type="float">
            <text:p>3894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73000" calcext:value-type="float">
            <text:p>3894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47000" calcext:value-type="float">
            <text:p>3895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60000" calcext:value-type="float">
            <text:p>38956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64000" calcext:value-type="float">
            <text:p>3895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52000" calcext:value-type="float">
            <text:p>389552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37000" calcext:value-type="float">
            <text:p>3945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44000" calcext:value-type="float">
            <text:p>3937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39000" calcext:value-type="float">
            <text:p>3936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40000" calcext:value-type="float">
            <text:p>3934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02000" calcext:value-type="float">
            <text:p>3923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89000" calcext:value-type="float">
            <text:p>39228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49000" calcext:value-type="float">
            <text:p>3916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99000" calcext:value-type="float">
            <text:p>3915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96000" calcext:value-type="float">
            <text:p>3915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88000" calcext:value-type="float">
            <text:p>3913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21000" calcext:value-type="float">
            <text:p>3914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28000" calcext:value-type="float">
            <text:p>3910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8000" calcext:value-type="float">
            <text:p>3909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37000" calcext:value-type="float">
            <text:p>3909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19000" calcext:value-type="float">
            <text:p>3908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9000" calcext:value-type="float">
            <text:p>3908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8000" calcext:value-type="float">
            <text:p>3908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43000" calcext:value-type="float">
            <text:p>3906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92000" calcext:value-type="float">
            <text:p>3903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5000" calcext:value-type="float">
            <text:p>3901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5000" calcext:value-type="float">
            <text:p>3901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5000" calcext:value-type="float">
            <text:p>3901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5000" calcext:value-type="float">
            <text:p>3901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52000" calcext:value-type="float">
            <text:p>3901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16000" calcext:value-type="float">
            <text:p>3900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12000" calcext:value-type="float">
            <text:p>3900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88000" calcext:value-type="float">
            <text:p>3899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73000" calcext:value-type="float">
            <text:p>3896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70000" calcext:value-type="float">
            <text:p>3895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57000" calcext:value-type="float">
            <text:p>3892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94000" calcext:value-type="float">
            <text:p>3893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90000" calcext:value-type="float">
            <text:p>3893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54000" calcext:value-type="float">
            <text:p>3892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69000" calcext:value-type="float">
            <text:p>3892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69000" calcext:value-type="float">
            <text:p>3892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52000" calcext:value-type="float">
            <text:p>389252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87000" calcext:value-type="float">
            <text:p>3943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83000" calcext:value-type="float">
            <text:p>3934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41000" calcext:value-type="float">
            <text:p>3934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63000" calcext:value-type="float">
            <text:p>39316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82000" calcext:value-type="float">
            <text:p>3929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81000" calcext:value-type="float">
            <text:p>3929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34000" calcext:value-type="float">
            <text:p>3929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41000" calcext:value-type="float">
            <text:p>3926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45000" calcext:value-type="float">
            <text:p>3926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90000" calcext:value-type="float">
            <text:p>3925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90000" calcext:value-type="float">
            <text:p>3925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82000" calcext:value-type="float">
            <text:p>3925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91000" calcext:value-type="float">
            <text:p>3924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81000" calcext:value-type="float">
            <text:p>3923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35000" calcext:value-type="float">
            <text:p>3917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05000" calcext:value-type="float">
            <text:p>3916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57000" calcext:value-type="float">
            <text:p>3911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57000" calcext:value-type="float">
            <text:p>3911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95000" calcext:value-type="float">
            <text:p>39099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95000" calcext:value-type="float">
            <text:p>39099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76000" calcext:value-type="float">
            <text:p>3909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47000" calcext:value-type="float">
            <text:p>3909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35000" calcext:value-type="float">
            <text:p>3907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36000" calcext:value-type="float">
            <text:p>39063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4000" calcext:value-type="float">
            <text:p>3905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78000" calcext:value-type="float">
            <text:p>3904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00000" calcext:value-type="float">
            <text:p>3899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59000" calcext:value-type="float">
            <text:p>3890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783000" calcext:value-type="float">
            <text:p>3887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683000" calcext:value-type="float">
            <text:p>3886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77000" calcext:value-type="float">
            <text:p>3885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64000" calcext:value-type="float">
            <text:p>3885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11000" calcext:value-type="float">
            <text:p>3885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567000" calcext:value-type="float">
            <text:p>3885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601000" calcext:value-type="float">
            <text:p>3886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7924000" calcext:value-type="float">
            <text:p>387924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738000" calcext:value-type="float">
            <text:p>3937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06000" calcext:value-type="float">
            <text:p>3930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81000" calcext:value-type="float">
            <text:p>3929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41000" calcext:value-type="float">
            <text:p>3929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69000" calcext:value-type="float">
            <text:p>3928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34000" calcext:value-type="float">
            <text:p>3925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25000" calcext:value-type="float">
            <text:p>3924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68000" calcext:value-type="float">
            <text:p>3922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8000" calcext:value-type="float">
            <text:p>3919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8000" calcext:value-type="float">
            <text:p>3919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87000" calcext:value-type="float">
            <text:p>3918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98000" calcext:value-type="float">
            <text:p>3919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1000" calcext:value-type="float">
            <text:p>3919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03000" calcext:value-type="float">
            <text:p>3919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9000" calcext:value-type="float">
            <text:p>3919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52000" calcext:value-type="float">
            <text:p>3913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65000" calcext:value-type="float">
            <text:p>3909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30000" calcext:value-type="float">
            <text:p>3907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98000" calcext:value-type="float">
            <text:p>3906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91000" calcext:value-type="float">
            <text:p>3906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85000" calcext:value-type="float">
            <text:p>3906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57000" calcext:value-type="float">
            <text:p>3906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28000" calcext:value-type="float">
            <text:p>39022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44000" calcext:value-type="float">
            <text:p>3901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30000" calcext:value-type="float">
            <text:p>3901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30000" calcext:value-type="float">
            <text:p>3899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34000" calcext:value-type="float">
            <text:p>3898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33000" calcext:value-type="float">
            <text:p>38903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903000" calcext:value-type="float">
            <text:p>3889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88000" calcext:value-type="float">
            <text:p>3884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59000" calcext:value-type="float">
            <text:p>3884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455000" calcext:value-type="float">
            <text:p>3884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355000" calcext:value-type="float">
            <text:p>3883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8360000" calcext:value-type="float">
            <text:p>388360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5040000" calcext:value-type="float">
            <text:p>3950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5040000" calcext:value-type="float">
            <text:p>3950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93000" calcext:value-type="float">
            <text:p>3949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56000" calcext:value-type="float">
            <text:p>3945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76000" calcext:value-type="float">
            <text:p>39387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53000" calcext:value-type="float">
            <text:p>3938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34000" calcext:value-type="float">
            <text:p>3934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49000" calcext:value-type="float">
            <text:p>3930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98000" calcext:value-type="float">
            <text:p>3929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98000" calcext:value-type="float">
            <text:p>3929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21000" calcext:value-type="float">
            <text:p>3931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29000" calcext:value-type="float">
            <text:p>3929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97000" calcext:value-type="float">
            <text:p>3928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03000" calcext:value-type="float">
            <text:p>3928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65000" calcext:value-type="float">
            <text:p>3927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26000" calcext:value-type="float">
            <text:p>3926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56000" calcext:value-type="float">
            <text:p>3922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91000" calcext:value-type="float">
            <text:p>3921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53000" calcext:value-type="float">
            <text:p>39145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82000" calcext:value-type="float">
            <text:p>3913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71000" calcext:value-type="float">
            <text:p>3913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61000" calcext:value-type="float">
            <text:p>39136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29000" calcext:value-type="float">
            <text:p>3912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32000" calcext:value-type="float">
            <text:p>3908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92000" calcext:value-type="float">
            <text:p>39089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11000" calcext:value-type="float">
            <text:p>3909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86000" calcext:value-type="float">
            <text:p>3908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29000" calcext:value-type="float">
            <text:p>3907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67000" calcext:value-type="float">
            <text:p>3906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64000" calcext:value-type="float">
            <text:p>39066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1000" calcext:value-type="float">
            <text:p>3905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09000" calcext:value-type="float">
            <text:p>3904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03000" calcext:value-type="float">
            <text:p>3904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1000" calcext:value-type="float">
            <text:p>3902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37000" calcext:value-type="float">
            <text:p>390337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971000" calcext:value-type="float">
            <text:p>3949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29000" calcext:value-type="float">
            <text:p>3945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471000" calcext:value-type="float">
            <text:p>39447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90000" calcext:value-type="float">
            <text:p>3943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66000" calcext:value-type="float">
            <text:p>3942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02000" calcext:value-type="float">
            <text:p>3936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90000" calcext:value-type="float">
            <text:p>3929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55000" calcext:value-type="float">
            <text:p>3925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45000" calcext:value-type="float">
            <text:p>39254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18000" calcext:value-type="float">
            <text:p>3925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93000" calcext:value-type="float">
            <text:p>3924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66000" calcext:value-type="float">
            <text:p>3924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80000" calcext:value-type="float">
            <text:p>3921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11000" calcext:value-type="float">
            <text:p>3921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54000" calcext:value-type="float">
            <text:p>3919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21000" calcext:value-type="float">
            <text:p>3919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42000" calcext:value-type="float">
            <text:p>3917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714000" calcext:value-type="float">
            <text:p>3917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66000" calcext:value-type="float">
            <text:p>3908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2000" calcext:value-type="float">
            <text:p>3908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0000" calcext:value-type="float">
            <text:p>3908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69000" calcext:value-type="float">
            <text:p>3906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34000" calcext:value-type="float">
            <text:p>3905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17000" calcext:value-type="float">
            <text:p>3905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7000" calcext:value-type="float">
            <text:p>3904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15000" calcext:value-type="float">
            <text:p>3904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52000" calcext:value-type="float">
            <text:p>39045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06000" calcext:value-type="float">
            <text:p>3904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13000" calcext:value-type="float">
            <text:p>3897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595000" calcext:value-type="float">
            <text:p>38959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208000" calcext:value-type="float">
            <text:p>3892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51000" calcext:value-type="float">
            <text:p>38915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39000" calcext:value-type="float">
            <text:p>389139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5043000" calcext:value-type="float">
            <text:p>3950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719000" calcext:value-type="float">
            <text:p>3947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8000" calcext:value-type="float">
            <text:p>3943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98000" calcext:value-type="float">
            <text:p>3942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98000" calcext:value-type="float">
            <text:p>3942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08000" calcext:value-type="float">
            <text:p>3940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90000" calcext:value-type="float">
            <text:p>3935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15000" calcext:value-type="float">
            <text:p>3935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97000" calcext:value-type="float">
            <text:p>3927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97000" calcext:value-type="float">
            <text:p>3927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97000" calcext:value-type="float">
            <text:p>3927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02000" calcext:value-type="float">
            <text:p>3927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41000" calcext:value-type="float">
            <text:p>3926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143000" calcext:value-type="float">
            <text:p>3921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75000" calcext:value-type="float">
            <text:p>3919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83000" calcext:value-type="float">
            <text:p>3918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68000" calcext:value-type="float">
            <text:p>3918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68000" calcext:value-type="float">
            <text:p>3918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5000" calcext:value-type="float">
            <text:p>3919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29000" calcext:value-type="float">
            <text:p>3918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72000" calcext:value-type="float">
            <text:p>39167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51000" calcext:value-type="float">
            <text:p>39135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42000" calcext:value-type="float">
            <text:p>3913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90000" calcext:value-type="float">
            <text:p>3911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67000" calcext:value-type="float">
            <text:p>3911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59000" calcext:value-type="float">
            <text:p>39105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97000" calcext:value-type="float">
            <text:p>3909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85000" calcext:value-type="float">
            <text:p>3909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24000" calcext:value-type="float">
            <text:p>3906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88000" calcext:value-type="float">
            <text:p>3904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20000" calcext:value-type="float">
            <text:p>3904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88000" calcext:value-type="float">
            <text:p>3902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8000" calcext:value-type="float">
            <text:p>3902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74000" calcext:value-type="float">
            <text:p>3902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9000" calcext:value-type="float">
            <text:p>3902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21000" calcext:value-type="float">
            <text:p>3900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32000" calcext:value-type="float">
            <text:p>390032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21000" calcext:value-type="float">
            <text:p>3939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68000" calcext:value-type="float">
            <text:p>3938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849000" calcext:value-type="float">
            <text:p>3938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68000" calcext:value-type="float">
            <text:p>3933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62000" calcext:value-type="float">
            <text:p>3933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87000" calcext:value-type="float">
            <text:p>39328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17000" calcext:value-type="float">
            <text:p>3932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05000" calcext:value-type="float">
            <text:p>3932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69000" calcext:value-type="float">
            <text:p>3931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67000" calcext:value-type="float">
            <text:p>3931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03000" calcext:value-type="float">
            <text:p>3931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84000" calcext:value-type="float">
            <text:p>39258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70000" calcext:value-type="float">
            <text:p>39257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63000" calcext:value-type="float">
            <text:p>39236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22000" calcext:value-type="float">
            <text:p>3922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37000" calcext:value-type="float">
            <text:p>3915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37000" calcext:value-type="float">
            <text:p>3915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81000" calcext:value-type="float">
            <text:p>3914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57000" calcext:value-type="float">
            <text:p>3910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57000" calcext:value-type="float">
            <text:p>3910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24000" calcext:value-type="float">
            <text:p>39082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7000" calcext:value-type="float">
            <text:p>3908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1000" calcext:value-type="float">
            <text:p>39074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16000" calcext:value-type="float">
            <text:p>39061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19000" calcext:value-type="float">
            <text:p>3906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2000" calcext:value-type="float">
            <text:p>3905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58000" calcext:value-type="float">
            <text:p>3905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73000" calcext:value-type="float">
            <text:p>39007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06000" calcext:value-type="float">
            <text:p>3898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13000" calcext:value-type="float">
            <text:p>3897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12000" calcext:value-type="float">
            <text:p>38971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634000" calcext:value-type="float">
            <text:p>3896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327000" calcext:value-type="float">
            <text:p>3893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058000" calcext:value-type="float">
            <text:p>389058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47000" calcext:value-type="float">
            <text:p>3945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506000" calcext:value-type="float">
            <text:p>3945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5000" calcext:value-type="float">
            <text:p>3943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5000" calcext:value-type="float">
            <text:p>3943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63000" calcext:value-type="float">
            <text:p>39436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55000" calcext:value-type="float">
            <text:p>3943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25000" calcext:value-type="float">
            <text:p>3943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25000" calcext:value-type="float">
            <text:p>3943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14000" calcext:value-type="float">
            <text:p>3942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07000" calcext:value-type="float">
            <text:p>3942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91000" calcext:value-type="float">
            <text:p>39419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99000" calcext:value-type="float">
            <text:p>3940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27000" calcext:value-type="float">
            <text:p>3934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17000" calcext:value-type="float">
            <text:p>3934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19000" calcext:value-type="float">
            <text:p>3934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11000" calcext:value-type="float">
            <text:p>3934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377000" calcext:value-type="float">
            <text:p>3933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94000" calcext:value-type="float">
            <text:p>39309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85000" calcext:value-type="float">
            <text:p>3930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85000" calcext:value-type="float">
            <text:p>3930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085000" calcext:value-type="float">
            <text:p>3930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721000" calcext:value-type="float">
            <text:p>39272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96000" calcext:value-type="float">
            <text:p>39269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20000" calcext:value-type="float">
            <text:p>3928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543000" calcext:value-type="float">
            <text:p>3925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81000" calcext:value-type="float">
            <text:p>3919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15000" calcext:value-type="float">
            <text:p>3919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877000" calcext:value-type="float">
            <text:p>3918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79000" calcext:value-type="float">
            <text:p>39167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43000" calcext:value-type="float">
            <text:p>39164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37000" calcext:value-type="float">
            <text:p>39163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17000" calcext:value-type="float">
            <text:p>3915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80000" calcext:value-type="float">
            <text:p>3914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49000" calcext:value-type="float">
            <text:p>3914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38000" calcext:value-type="float">
            <text:p>39123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30000" calcext:value-type="float">
            <text:p>391130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46000" calcext:value-type="float">
            <text:p>3943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346000" calcext:value-type="float">
            <text:p>3943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07000" calcext:value-type="float">
            <text:p>3941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107000" calcext:value-type="float">
            <text:p>3941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26000" calcext:value-type="float">
            <text:p>3935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4000" calcext:value-type="float">
            <text:p>3929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4000" calcext:value-type="float">
            <text:p>39290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855000" calcext:value-type="float">
            <text:p>39285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688000" calcext:value-type="float">
            <text:p>3926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213000" calcext:value-type="float">
            <text:p>3922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67000" calcext:value-type="float">
            <text:p>3919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67000" calcext:value-type="float">
            <text:p>39196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32000" calcext:value-type="float">
            <text:p>39133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00000" calcext:value-type="float">
            <text:p>39120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75000" calcext:value-type="float">
            <text:p>3913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18000" calcext:value-type="float">
            <text:p>3910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09000" calcext:value-type="float">
            <text:p>3910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15000" calcext:value-type="float">
            <text:p>39061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05000" calcext:value-type="float">
            <text:p>3906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93000" calcext:value-type="float">
            <text:p>3905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29000" calcext:value-type="float">
            <text:p>39052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26000" calcext:value-type="float">
            <text:p>39052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3000" calcext:value-type="float">
            <text:p>39050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447000" calcext:value-type="float">
            <text:p>39044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07000" calcext:value-type="float">
            <text:p>3902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2000" calcext:value-type="float">
            <text:p>3901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10000" calcext:value-type="float">
            <text:p>3899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911000" calcext:value-type="float">
            <text:p>3899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90000" calcext:value-type="float">
            <text:p>3898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840000" calcext:value-type="float">
            <text:p>3898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65000" calcext:value-type="float">
            <text:p>38976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57000" calcext:value-type="float">
            <text:p>38975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718000" calcext:value-type="float">
            <text:p>3897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44000" calcext:value-type="float">
            <text:p>38944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427000" calcext:value-type="float">
            <text:p>38942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89150000" calcext:value-type="float">
            <text:p>389150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783000" calcext:value-type="float">
            <text:p>39478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77000" calcext:value-type="float">
            <text:p>39407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608000" calcext:value-type="float">
            <text:p>3936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42000" calcext:value-type="float">
            <text:p>39354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11000" calcext:value-type="float">
            <text:p>39351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20000" calcext:value-type="float">
            <text:p>39322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97000" calcext:value-type="float">
            <text:p>3931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219000" calcext:value-type="float">
            <text:p>3932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13000" calcext:value-type="float">
            <text:p>39311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901000" calcext:value-type="float">
            <text:p>39290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481000" calcext:value-type="float">
            <text:p>392481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25000" calcext:value-type="float">
            <text:p>39232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86000" calcext:value-type="float">
            <text:p>39148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54000" calcext:value-type="float">
            <text:p>3914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30000" calcext:value-type="float">
            <text:p>39143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78000" calcext:value-type="float">
            <text:p>39107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40000" calcext:value-type="float">
            <text:p>3910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69000" calcext:value-type="float">
            <text:p>3908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58000" calcext:value-type="float">
            <text:p>3908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9000" calcext:value-type="float">
            <text:p>39074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62000" calcext:value-type="float">
            <text:p>39076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6000" calcext:value-type="float">
            <text:p>3907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06000" calcext:value-type="float">
            <text:p>3908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822000" calcext:value-type="float">
            <text:p>39082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4000" calcext:value-type="float">
            <text:p>39075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50000" calcext:value-type="float">
            <text:p>39075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08000" calcext:value-type="float">
            <text:p>39030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007000" calcext:value-type="float">
            <text:p>39000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93000" calcext:value-type="float">
            <text:p>3901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88000" calcext:value-type="float">
            <text:p>39018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82000" calcext:value-type="float">
            <text:p>3901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68000" calcext:value-type="float">
            <text:p>39016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171000" calcext:value-type="float">
            <text:p>390171000</text:p>
          </table:table-cell>
        </table:table-row>
        <table:table-row table:style-name="ro1">
          <table:table-cell table:number-columns-repeated="2" office:value-type="float" office:value="395093000" calcext:value-type="float">
            <text:p>39509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875000" calcext:value-type="float">
            <text:p>39487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634000" calcext:value-type="float">
            <text:p>39463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223000" calcext:value-type="float">
            <text:p>394223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4002000" calcext:value-type="float">
            <text:p>39400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969000" calcext:value-type="float">
            <text:p>39396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56000" calcext:value-type="float">
            <text:p>39355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58000" calcext:value-type="float">
            <text:p>39355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540000" calcext:value-type="float">
            <text:p>3935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498000" calcext:value-type="float">
            <text:p>3934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3110000" calcext:value-type="float">
            <text:p>39311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374000" calcext:value-type="float">
            <text:p>39237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982000" calcext:value-type="float">
            <text:p>391982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2039000" calcext:value-type="float">
            <text:p>39203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85000" calcext:value-type="float">
            <text:p>39168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680000" calcext:value-type="float">
            <text:p>39168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599000" calcext:value-type="float">
            <text:p>39159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46000" calcext:value-type="float">
            <text:p>3914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440000" calcext:value-type="float">
            <text:p>39144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318000" calcext:value-type="float">
            <text:p>3913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19000" calcext:value-type="float">
            <text:p>39121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218000" calcext:value-type="float">
            <text:p>39121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166000" calcext:value-type="float">
            <text:p>39116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1097000" calcext:value-type="float">
            <text:p>39109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917000" calcext:value-type="float">
            <text:p>390917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14000" calcext:value-type="float">
            <text:p>390714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698000" calcext:value-type="float">
            <text:p>390698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746000" calcext:value-type="float">
            <text:p>39074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6000" calcext:value-type="float">
            <text:p>390506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5000" calcext:value-type="float">
            <text:p>39050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509000" calcext:value-type="float">
            <text:p>390509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335000" calcext:value-type="float">
            <text:p>390335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90000" calcext:value-type="float">
            <text:p>390290000</text:p>
          </table:table-cell>
        </table:table-row>
        <table:table-row table:style-name="ro1">
          <table:table-cell office:value-type="float" office:value="395093000" calcext:value-type="float">
            <text:p>395093000</text:p>
          </table:table-cell>
          <table:table-cell office:value-type="float" office:value="390250000" calcext:value-type="float">
            <text:p>3902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3:19:24.463670708</dc:date>
    <meta:editing-duration>P1DT19H14M46S</meta:editing-duration>
    <meta:editing-cycles>1</meta:editing-cycles>
    <meta:document-statistic meta:table-count="1" meta:cell-count="419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837cm" svg:height="22.181cm" xlink:href=".." xlink:type="simple" chart:class="chart:line" chart:style-name="ch1">
        <chart:title svg:x="15.546cm" svg:y="0.579cm" chart:style-name="ch2">
          <text:p>tracking solutions to kd (popsize 30, 100 swaps)</text:p>
        </chart:title>
        <chart:legend chart:legend-position="end" svg:x="37.191cm" svg:y="10.542cm" style:legend-expansion="high" chart:style-name="ch3"/>
        <chart:plot-area chart:style-name="ch4" table:cell-range-address="sol_tracker_base.A1:sol_tracker_base.B2097" chart:data-source-has-labels="row" svg:x="1.827cm" svg:y="1.801cm" svg:width="34.548cm" svg:height="18.956cm">
          <chartooo:coordinate-region svg:x="3.745cm" svg:y="1.801cm" svg:width="32.63cm" svg:height="17.704cm"/>
          <chart:axis chart:dimension="x" chart:name="primary-x" chart:style-name="ch5">
            <chart:title svg:x="18.581cm" svg:y="21.2cm" chart:style-name="ch6">
              <text:p>swaps</text:p>
            </chart:title>
          </chart:axis>
          <chart:axis chart:dimension="y" chart:name="primary-y" chart:style-name="ch5">
            <chart:title svg:x="0.451cm" svg:y="12.421cm" chart:style-name="ch7">
              <text:p>objective value</text:p>
            </chart:title>
            <chart:grid chart:style-name="ch8" chart:class="major"/>
          </chart:axis>
          <chart:series chart:style-name="ch9" chart:values-cell-range-address="sol_tracker_base.A2:sol_tracker_base.A2097" chart:label-cell-address="sol_tracker_base.A1:sol_tracker_base.A1" chart:class="chart:line">
            <chart:data-point chart:repeated="2096"/>
          </chart:series>
          <chart:series chart:style-name="ch10" chart:values-cell-range-address="sol_tracker_base.B2:sol_tracker_base.B2097" chart:label-cell-address="sol_tracker_base.B1:sol_tracker_base.B1" chart:class="chart:line">
            <chart:data-point chart:repeated="20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solution</text:p>
                <draw:g>
                  <svg:desc>sol_tracker_base.A1:sol_tracker_base.A1</svg:desc>
                </draw:g>
              </table:table-cell>
              <table:table-cell office:value-type="string">
                <text:p>value per swap</text:p>
                <draw:g>
                  <svg:desc>sol_tracker_base.B1:sol_tracker_ba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2778000">
                <text:p>392778000</text:p>
                <draw:g>
                  <svg:desc>sol_tracker_base.A2:sol_tracker_base.A2097</svg:desc>
                </draw:g>
              </table:table-cell>
              <table:table-cell office:value-type="float" office:value="392778000">
                <text:p>392778000</text:p>
                <draw:g>
                  <svg:desc>sol_tracker_base.B2:sol_tracker_base.B20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02000">
                <text:p>39220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07000">
                <text:p>392107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30000">
                <text:p>39213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25000">
                <text:p>39202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74000">
                <text:p>39157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72000">
                <text:p>39147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14000">
                <text:p>39141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64000">
                <text:p>39136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65000">
                <text:p>39126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17000">
                <text:p>3908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14000">
                <text:p>39081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71000">
                <text:p>39067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59000">
                <text:p>39045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44000">
                <text:p>39044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49000">
                <text:p>39004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05000">
                <text:p>39000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14000">
                <text:p>38971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07000">
                <text:p>389707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44000">
                <text:p>38974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03000">
                <text:p>38960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64000">
                <text:p>38966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32000">
                <text:p>38933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6000">
                <text:p>389096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16000">
                <text:p>389016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73000">
                <text:p>389073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51000">
                <text:p>38905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12000">
                <text:p>38881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61000">
                <text:p>38876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84000">
                <text:p>388784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44000">
                <text:p>38874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90000">
                <text:p>38859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41000">
                <text:p>38854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89000">
                <text:p>38838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87000">
                <text:p>39238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37000">
                <text:p>392337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00000">
                <text:p>3923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10000">
                <text:p>39161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21000">
                <text:p>39152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47000">
                <text:p>391447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31000">
                <text:p>39143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13000">
                <text:p>391413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07000">
                <text:p>391407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44000">
                <text:p>39134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25000">
                <text:p>391325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47000">
                <text:p>391347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75000">
                <text:p>391275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42000">
                <text:p>39114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63000">
                <text:p>391163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6000">
                <text:p>391096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00000">
                <text:p>3911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75000">
                <text:p>390475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69000">
                <text:p>390469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99000">
                <text:p>390299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76000">
                <text:p>390276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7000">
                <text:p>390227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70000">
                <text:p>38997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44000">
                <text:p>389944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12000">
                <text:p>389912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97000">
                <text:p>389897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75000">
                <text:p>389875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43000">
                <text:p>389843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66000">
                <text:p>389666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37000">
                <text:p>389437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10000">
                <text:p>38941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84000">
                <text:p>38908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33000">
                <text:p>389033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807000">
                <text:p>392807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85000">
                <text:p>392585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83000">
                <text:p>39208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16000">
                <text:p>391816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49000">
                <text:p>392049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97000">
                <text:p>392097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64000">
                <text:p>39206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88000">
                <text:p>391588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25000">
                <text:p>391225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29000">
                <text:p>391029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07000">
                <text:p>391007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20000">
                <text:p>3908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03000">
                <text:p>390503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77000">
                <text:p>390277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33000">
                <text:p>390233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12000">
                <text:p>390212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01000">
                <text:p>38960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68000">
                <text:p>389568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00000">
                <text:p>3894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38000">
                <text:p>38933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99000">
                <text:p>389299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56000">
                <text:p>389256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65000">
                <text:p>388865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52000">
                <text:p>388852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77000">
                <text:p>388677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61000">
                <text:p>38856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78000">
                <text:p>388478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68000">
                <text:p>388268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12000">
                <text:p>388412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95000">
                <text:p>387795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86000">
                <text:p>387786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86000">
                <text:p>387586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88000">
                <text:p>387288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0000">
                <text:p>39277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04000">
                <text:p>392704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77000">
                <text:p>392677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99000">
                <text:p>392599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62000">
                <text:p>392562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34000">
                <text:p>392634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48000">
                <text:p>392548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65000">
                <text:p>39246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77000">
                <text:p>392277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58000">
                <text:p>391458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19000">
                <text:p>39141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62000">
                <text:p>391062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24000">
                <text:p>39102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46000">
                <text:p>390946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58000">
                <text:p>390958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8000">
                <text:p>391098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11000">
                <text:p>391111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9000">
                <text:p>391019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97000">
                <text:p>390497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62000">
                <text:p>39046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05000">
                <text:p>390405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77000">
                <text:p>390277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46000">
                <text:p>389946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87000">
                <text:p>389787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68000">
                <text:p>389768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08000">
                <text:p>389808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41000">
                <text:p>38944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64000">
                <text:p>389164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49000">
                <text:p>389149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88000">
                <text:p>389188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92000">
                <text:p>388992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10000">
                <text:p>38901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76000">
                <text:p>389076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48000">
                <text:p>392648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22000">
                <text:p>39262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05000">
                <text:p>39250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57000">
                <text:p>392457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77000">
                <text:p>392377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85000">
                <text:p>392385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11000">
                <text:p>39181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01000">
                <text:p>391801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77000">
                <text:p>391677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86000">
                <text:p>391486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16000">
                <text:p>391116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28000">
                <text:p>390828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9000">
                <text:p>390229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3000">
                <text:p>39013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2000">
                <text:p>38973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12000">
                <text:p>389912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58000">
                <text:p>389758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15000">
                <text:p>389715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9000">
                <text:p>389739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87000">
                <text:p>389887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65000">
                <text:p>389865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63000">
                <text:p>389863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15000">
                <text:p>389815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09000">
                <text:p>389809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49000">
                <text:p>389749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16000">
                <text:p>389716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28000">
                <text:p>389728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68000">
                <text:p>389668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78000">
                <text:p>389578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69000">
                <text:p>389569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63000">
                <text:p>389263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41000">
                <text:p>389341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52000">
                <text:p>389152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44000">
                <text:p>392644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11000">
                <text:p>392211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06000">
                <text:p>392206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27000">
                <text:p>391727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40000">
                <text:p>39104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63000">
                <text:p>391063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0000">
                <text:p>39101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75000">
                <text:p>390975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70000">
                <text:p>39087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75000">
                <text:p>390675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68000">
                <text:p>390368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09000">
                <text:p>389809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57000">
                <text:p>389757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27000">
                <text:p>389727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52000">
                <text:p>38965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12000">
                <text:p>389612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26000">
                <text:p>389626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26000">
                <text:p>389726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68000">
                <text:p>389668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79000">
                <text:p>389479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3000">
                <text:p>389093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2000">
                <text:p>38896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54000">
                <text:p>389254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45000">
                <text:p>389245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55000">
                <text:p>388955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7000">
                <text:p>388967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56000">
                <text:p>388956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73000">
                <text:p>388573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0000">
                <text:p>38843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8000">
                <text:p>388438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55000">
                <text:p>388355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04000">
                <text:p>388204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89000">
                <text:p>388189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78000">
                <text:p>392578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36000">
                <text:p>392536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29000">
                <text:p>391929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39000">
                <text:p>391839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09000">
                <text:p>391609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16000">
                <text:p>391216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66000">
                <text:p>390966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35000">
                <text:p>390935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10000">
                <text:p>39081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41000">
                <text:p>389641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2000">
                <text:p>389592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10000">
                <text:p>38941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88000">
                <text:p>389288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54000">
                <text:p>38895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28000">
                <text:p>389128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67000">
                <text:p>389067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45000">
                <text:p>388745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10000">
                <text:p>38871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13000">
                <text:p>388713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98000">
                <text:p>388698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74000">
                <text:p>388474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56000">
                <text:p>388456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34000">
                <text:p>388234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17000">
                <text:p>388117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67000">
                <text:p>388267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23000">
                <text:p>388223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03000">
                <text:p>388103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67000">
                <text:p>388167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75000">
                <text:p>388075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01000">
                <text:p>38790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35000">
                <text:p>387635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19000">
                <text:p>387619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46000">
                <text:p>392746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27000">
                <text:p>392727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24000">
                <text:p>392724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80000">
                <text:p>39238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90000">
                <text:p>39179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18000">
                <text:p>391618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97000">
                <text:p>391297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03000">
                <text:p>391103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52000">
                <text:p>391052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02000">
                <text:p>390702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4000">
                <text:p>390724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01000">
                <text:p>390401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94000">
                <text:p>390294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5000">
                <text:p>390065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83000">
                <text:p>389983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19000">
                <text:p>38991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30000">
                <text:p>38993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38000">
                <text:p>389938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24000">
                <text:p>389724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96000">
                <text:p>389696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30000">
                <text:p>38963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51000">
                <text:p>389551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22000">
                <text:p>389522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81000">
                <text:p>389481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92000">
                <text:p>389492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00000">
                <text:p>38950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9000">
                <text:p>38909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30000">
                <text:p>38903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13000">
                <text:p>388913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03000">
                <text:p>388903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15000">
                <text:p>388815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57000">
                <text:p>388957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26000">
                <text:p>388826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02000">
                <text:p>392402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64000">
                <text:p>392164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39000">
                <text:p>39213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24000">
                <text:p>392124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22000">
                <text:p>391822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49000">
                <text:p>39174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99000">
                <text:p>39169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03000">
                <text:p>391703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63000">
                <text:p>391563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77000">
                <text:p>391377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30000">
                <text:p>39093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68000">
                <text:p>390768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44000">
                <text:p>390744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5000">
                <text:p>390725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24000">
                <text:p>39042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09000">
                <text:p>389909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31000">
                <text:p>389831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8000">
                <text:p>389598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4000">
                <text:p>389594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42000">
                <text:p>389642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73000">
                <text:p>389173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73000">
                <text:p>388673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07000">
                <text:p>388507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80000">
                <text:p>38858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56000">
                <text:p>388456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80000">
                <text:p>38848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71000">
                <text:p>388471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9000">
                <text:p>388449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20000">
                <text:p>38842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9000">
                <text:p>388439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80000">
                <text:p>38838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77000">
                <text:p>388277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28000">
                <text:p>388228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71000">
                <text:p>392071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87000">
                <text:p>391887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34000">
                <text:p>391834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94000">
                <text:p>391494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3000">
                <text:p>391093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61000">
                <text:p>391061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34000">
                <text:p>39113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30000">
                <text:p>39103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97000">
                <text:p>390997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47000">
                <text:p>390947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71000">
                <text:p>390871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84000">
                <text:p>39088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91000">
                <text:p>390791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31000">
                <text:p>390831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14000">
                <text:p>390914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02000">
                <text:p>390802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86000">
                <text:p>390586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83000">
                <text:p>390583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13000">
                <text:p>390613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68000">
                <text:p>390568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30000">
                <text:p>39053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78000">
                <text:p>389678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84000">
                <text:p>389484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61000">
                <text:p>389461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56000">
                <text:p>389456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95000">
                <text:p>389195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96000">
                <text:p>388296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67000">
                <text:p>388167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72000">
                <text:p>387472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00000">
                <text:p>38750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12000">
                <text:p>387412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302000">
                <text:p>387302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62000">
                <text:p>387262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61000">
                <text:p>392561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72000">
                <text:p>392572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17000">
                <text:p>392517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89000">
                <text:p>392189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23000">
                <text:p>391823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52000">
                <text:p>391352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22000">
                <text:p>391022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8000">
                <text:p>391018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36000">
                <text:p>390936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11000">
                <text:p>390911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53000">
                <text:p>390853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16000">
                <text:p>390716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46000">
                <text:p>390646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85000">
                <text:p>390285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43000">
                <text:p>390043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0000">
                <text:p>39006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6000">
                <text:p>390066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40000">
                <text:p>39004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92000">
                <text:p>389992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77000">
                <text:p>389877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81000">
                <text:p>389881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82000">
                <text:p>389882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63000">
                <text:p>389863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33000">
                <text:p>389833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8000">
                <text:p>389738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27000">
                <text:p>389727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39000">
                <text:p>389139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32000">
                <text:p>389132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76000">
                <text:p>388776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62000">
                <text:p>388462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3000">
                <text:p>388443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85000">
                <text:p>388385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79000">
                <text:p>388579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42000">
                <text:p>392642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51000">
                <text:p>392651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95000">
                <text:p>392595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90000">
                <text:p>39259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40000">
                <text:p>39214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34000">
                <text:p>391634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33000">
                <text:p>391533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11000">
                <text:p>390911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76000">
                <text:p>390876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03000">
                <text:p>390903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72000">
                <text:p>390672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93000">
                <text:p>390693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60000">
                <text:p>39056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46000">
                <text:p>390146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40000">
                <text:p>38974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96000">
                <text:p>389696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03000">
                <text:p>389403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4000">
                <text:p>389324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39000">
                <text:p>389139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10000">
                <text:p>38891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48000">
                <text:p>388948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4000">
                <text:p>38896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18000">
                <text:p>388718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30000">
                <text:p>38863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04000">
                <text:p>388604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58000">
                <text:p>388458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4000">
                <text:p>388444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02000">
                <text:p>388402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78000">
                <text:p>388378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34000">
                <text:p>388334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77000">
                <text:p>388277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35000">
                <text:p>388235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13000">
                <text:p>388213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03000">
                <text:p>392703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53000">
                <text:p>392653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63000">
                <text:p>392163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30000">
                <text:p>39193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08000">
                <text:p>391908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76000">
                <text:p>391776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86000">
                <text:p>391386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63000">
                <text:p>391363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77000">
                <text:p>391377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84000">
                <text:p>391184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74000">
                <text:p>390974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59000">
                <text:p>390959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57000">
                <text:p>390757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08000">
                <text:p>390708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06000">
                <text:p>390706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60000">
                <text:p>39066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63000">
                <text:p>390563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41000">
                <text:p>390541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00000">
                <text:p>39030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90000">
                <text:p>39019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62000">
                <text:p>390162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87000">
                <text:p>390087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7000">
                <text:p>390067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05000">
                <text:p>389705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80000">
                <text:p>38968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98000">
                <text:p>389498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93000">
                <text:p>389393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76000">
                <text:p>388976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52000">
                <text:p>388952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13000">
                <text:p>389013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70000">
                <text:p>38907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00000">
                <text:p>38890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9000">
                <text:p>388439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99000">
                <text:p>392499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12000">
                <text:p>392412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31000">
                <text:p>392231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44000">
                <text:p>39194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71000">
                <text:p>391671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44000">
                <text:p>391244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31000">
                <text:p>391131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6000">
                <text:p>391096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51000">
                <text:p>390751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61000">
                <text:p>390661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66000">
                <text:p>390666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72000">
                <text:p>390272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57000">
                <text:p>390257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0000">
                <text:p>39013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0000">
                <text:p>39022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82000">
                <text:p>389982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34000">
                <text:p>389634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5000">
                <text:p>389595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86000">
                <text:p>388986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20000">
                <text:p>38892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75000">
                <text:p>388875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00000">
                <text:p>3886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80000">
                <text:p>38858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97000">
                <text:p>388197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91000">
                <text:p>387991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87000">
                <text:p>387987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78000">
                <text:p>387878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89000">
                <text:p>387889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88000">
                <text:p>387888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76000">
                <text:p>387876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02000">
                <text:p>387802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78000">
                <text:p>387778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66000">
                <text:p>387666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43000">
                <text:p>392743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69000">
                <text:p>392669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17000">
                <text:p>392517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19000">
                <text:p>39161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01000">
                <text:p>391601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91000">
                <text:p>391591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72000">
                <text:p>391372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10000">
                <text:p>39111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63000">
                <text:p>391163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27000">
                <text:p>390927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13000">
                <text:p>390913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30000">
                <text:p>39083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72000">
                <text:p>390572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70000">
                <text:p>39057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98000">
                <text:p>390598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01000">
                <text:p>39060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28000">
                <text:p>389428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48000">
                <text:p>389448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34000">
                <text:p>389434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75000">
                <text:p>389275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46000">
                <text:p>388946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19000">
                <text:p>38881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22000">
                <text:p>388822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21000">
                <text:p>388821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64000">
                <text:p>388664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92000">
                <text:p>388592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58000">
                <text:p>388658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1000">
                <text:p>388441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9000">
                <text:p>38843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67000">
                <text:p>388167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86000">
                <text:p>387786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44000">
                <text:p>387644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96000">
                <text:p>392296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30000">
                <text:p>392330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05000">
                <text:p>392205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30000">
                <text:p>392230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05000">
                <text:p>391905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67000">
                <text:p>391367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77000">
                <text:p>391277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57000">
                <text:p>391157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53000">
                <text:p>391153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40000">
                <text:p>390940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30000">
                <text:p>390830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00000">
                <text:p>390500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14000">
                <text:p>390414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46000">
                <text:p>390346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5000">
                <text:p>389595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90000">
                <text:p>389590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3000">
                <text:p>389093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10000">
                <text:p>389010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52000">
                <text:p>389052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91000">
                <text:p>38869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02000">
                <text:p>388702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22000">
                <text:p>388522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18000">
                <text:p>388418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44000">
                <text:p>388244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81000">
                <text:p>38798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54000">
                <text:p>388054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77000">
                <text:p>388077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34000">
                <text:p>388034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62000">
                <text:p>387962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53000">
                <text:p>387953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43000">
                <text:p>387543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58000">
                <text:p>387658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11000">
                <text:p>38761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42000">
                <text:p>392742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80000">
                <text:p>39228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83000">
                <text:p>392283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36000">
                <text:p>392236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07000">
                <text:p>392207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45000">
                <text:p>391845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85000">
                <text:p>391685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91000">
                <text:p>39129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8000">
                <text:p>391018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34000">
                <text:p>390934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89000">
                <text:p>390889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60000">
                <text:p>390860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87000">
                <text:p>390887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6000">
                <text:p>390316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10000">
                <text:p>390410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78000">
                <text:p>390378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96000">
                <text:p>390296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55000">
                <text:p>390255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9000">
                <text:p>390229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61000">
                <text:p>390261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96000">
                <text:p>390196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43000">
                <text:p>390143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4000">
                <text:p>390134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9000">
                <text:p>390069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88000">
                <text:p>389888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56000">
                <text:p>389856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58000">
                <text:p>389858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89000">
                <text:p>389689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96000">
                <text:p>389396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18000">
                <text:p>389318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04000">
                <text:p>389304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4000">
                <text:p>389324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0000">
                <text:p>389090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42000">
                <text:p>392642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57000">
                <text:p>392557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58000">
                <text:p>391958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09000">
                <text:p>391909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35000">
                <text:p>391435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42000">
                <text:p>391342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99000">
                <text:p>391199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56000">
                <text:p>391156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99000">
                <text:p>391299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00000">
                <text:p>391300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20000">
                <text:p>391120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3000">
                <text:p>391013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88000">
                <text:p>390788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61000">
                <text:p>39076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26000">
                <text:p>390626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97000">
                <text:p>390797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38000">
                <text:p>390738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8000">
                <text:p>390728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8000">
                <text:p>390728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69000">
                <text:p>390469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26000">
                <text:p>390326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5000">
                <text:p>390315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02000">
                <text:p>389902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33000">
                <text:p>389833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78000">
                <text:p>389778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73000">
                <text:p>389773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37000">
                <text:p>389637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62000">
                <text:p>389662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34000">
                <text:p>389534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56000">
                <text:p>389356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52000">
                <text:p>389252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74000">
                <text:p>389174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98000">
                <text:p>388798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76000">
                <text:p>392676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21000">
                <text:p>392521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88000">
                <text:p>391788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78000">
                <text:p>391778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14000">
                <text:p>391714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34000">
                <text:p>391734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41000">
                <text:p>391541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38000">
                <text:p>391538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74000">
                <text:p>391474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27000">
                <text:p>391327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87000">
                <text:p>391287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67000">
                <text:p>391067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0000">
                <text:p>391090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1000">
                <text:p>391011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25000">
                <text:p>390925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25000">
                <text:p>390925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60000">
                <text:p>390260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6000">
                <text:p>390136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18000">
                <text:p>390118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6000">
                <text:p>390136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28000">
                <text:p>390028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32000">
                <text:p>389632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54000">
                <text:p>389354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39000">
                <text:p>389239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46000">
                <text:p>389146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27000">
                <text:p>389127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28000">
                <text:p>388328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81000">
                <text:p>387981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43000">
                <text:p>387443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04000">
                <text:p>387404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341000">
                <text:p>387341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42000">
                <text:p>387242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6948000">
                <text:p>386948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73000">
                <text:p>391973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53000">
                <text:p>391953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14000">
                <text:p>391814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44000">
                <text:p>391344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84000">
                <text:p>391084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2000">
                <text:p>391092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69000">
                <text:p>390869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98000">
                <text:p>390598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85000">
                <text:p>390485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5000">
                <text:p>390315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05000">
                <text:p>390105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04000">
                <text:p>390104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6000">
                <text:p>390066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1000">
                <text:p>390061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13000">
                <text:p>389813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18000">
                <text:p>389818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72000">
                <text:p>389172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77000">
                <text:p>389077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35000">
                <text:p>388835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47000">
                <text:p>388547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45000">
                <text:p>388545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13000">
                <text:p>388513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28000">
                <text:p>388328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34000">
                <text:p>388334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24000">
                <text:p>388324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17000">
                <text:p>388317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61000">
                <text:p>387961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56000">
                <text:p>3874560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19000">
                <text:p>387419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339000">
                <text:p>3873390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54000">
                <text:p>3872540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57000">
                <text:p>3872570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192000">
                <text:p>387192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60000">
                <text:p>392360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16000">
                <text:p>3922160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23000">
                <text:p>3921230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67000">
                <text:p>3916670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83000">
                <text:p>3908830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97000">
                <text:p>3907970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93000">
                <text:p>390793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6000">
                <text:p>3907260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66000">
                <text:p>390766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82000">
                <text:p>3907820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52000">
                <text:p>3902520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78000">
                <text:p>3902780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6000">
                <text:p>390226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14000">
                <text:p>3899140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12000">
                <text:p>3899120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99000">
                <text:p>389999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21000">
                <text:p>389621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36000">
                <text:p>389636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19000">
                <text:p>389619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10000">
                <text:p>389610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96000">
                <text:p>389496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70000">
                <text:p>389470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9000">
                <text:p>389329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1000">
                <text:p>389321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80000">
                <text:p>389280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24000">
                <text:p>388924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08000">
                <text:p>388708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13000">
                <text:p>388213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15000">
                <text:p>388215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53000">
                <text:p>388153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55000">
                <text:p>388155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36000">
                <text:p>388036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06000">
                <text:p>388006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24000">
                <text:p>392624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99000">
                <text:p>392399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44000">
                <text:p>392344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04000">
                <text:p>392304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87000">
                <text:p>392287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80000">
                <text:p>392180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62000">
                <text:p>392062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04000">
                <text:p>392004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93000">
                <text:p>391593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72000">
                <text:p>391572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65000">
                <text:p>391465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21000">
                <text:p>391521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62000">
                <text:p>391662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52000">
                <text:p>391652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31000">
                <text:p>391631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37000">
                <text:p>391537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45000">
                <text:p>391345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84000">
                <text:p>391284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67000">
                <text:p>391167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74000">
                <text:p>391074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83000">
                <text:p>390983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51000">
                <text:p>390951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79000">
                <text:p>390579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64000">
                <text:p>390564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04000">
                <text:p>390304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80000">
                <text:p>390480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56000">
                <text:p>390456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07000">
                <text:p>390407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27000">
                <text:p>390427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30000">
                <text:p>390430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27000">
                <text:p>390227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69000">
                <text:p>389969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38000">
                <text:p>389838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13000">
                <text:p>392713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82000">
                <text:p>392182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29000">
                <text:p>392029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30000">
                <text:p>392030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15000">
                <text:p>392015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79000">
                <text:p>391679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58000">
                <text:p>391258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45000">
                <text:p>391045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72000">
                <text:p>390672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46000">
                <text:p>390546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946000">
                <text:p>389946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43000">
                <text:p>389743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58000">
                <text:p>389558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74000">
                <text:p>389474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95000">
                <text:p>389395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42000">
                <text:p>389342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21000">
                <text:p>389021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09000">
                <text:p>389009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5000">
                <text:p>388965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09000">
                <text:p>388809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30000">
                <text:p>388630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70000">
                <text:p>388570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73000">
                <text:p>388573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9000">
                <text:p>388449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51000">
                <text:p>388451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372000">
                <text:p>388372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85000">
                <text:p>388485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45000">
                <text:p>388445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211000">
                <text:p>388211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64000">
                <text:p>388064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41000">
                <text:p>387941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52000">
                <text:p>387952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23000">
                <text:p>387923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06000">
                <text:p>392206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72000">
                <text:p>392172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86000">
                <text:p>392186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111000">
                <text:p>392111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91000">
                <text:p>392091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74000">
                <text:p>392074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254000">
                <text:p>391254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99000">
                <text:p>390999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36000">
                <text:p>390936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26000">
                <text:p>390926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61000">
                <text:p>390761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43000">
                <text:p>390543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51000">
                <text:p>390551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97000">
                <text:p>390397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833000">
                <text:p>389833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4000">
                <text:p>389324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09000">
                <text:p>389209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46000">
                <text:p>389146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91000">
                <text:p>389091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82000">
                <text:p>389082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94000">
                <text:p>388794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10000">
                <text:p>388610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41000">
                <text:p>388541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16000">
                <text:p>388516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73000">
                <text:p>388173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06000">
                <text:p>387906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04000">
                <text:p>387904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04000">
                <text:p>387904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22000">
                <text:p>387822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29000">
                <text:p>387829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88000">
                <text:p>387288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363000">
                <text:p>387363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048000">
                <text:p>387048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026000">
                <text:p>387026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07000">
                <text:p>392707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00000">
                <text:p>392600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17000">
                <text:p>392317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44000">
                <text:p>392244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68000">
                <text:p>392268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222000">
                <text:p>392222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82000">
                <text:p>391682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45000">
                <text:p>391645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51000">
                <text:p>391651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90000">
                <text:p>391390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38000">
                <text:p>391338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90000">
                <text:p>391090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40000">
                <text:p>390740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28000">
                <text:p>390528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15000">
                <text:p>390515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97000">
                <text:p>390097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25000">
                <text:p>390025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9000">
                <text:p>389739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78000">
                <text:p>389778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70000">
                <text:p>389470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49000">
                <text:p>389449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47000">
                <text:p>389447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95000">
                <text:p>389295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86000">
                <text:p>389286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81000">
                <text:p>389281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23000">
                <text:p>3892230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72000">
                <text:p>389072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80000">
                <text:p>3889800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45000">
                <text:p>3891450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91000">
                <text:p>388991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75000">
                <text:p>388975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8000">
                <text:p>388968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040000">
                <text:p>389040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49000">
                <text:p>392749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84000">
                <text:p>392084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49000">
                <text:p>392049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99000">
                <text:p>391999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52000">
                <text:p>392052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62000">
                <text:p>391762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607000">
                <text:p>391607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46000">
                <text:p>391546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9000">
                <text:p>391019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00000">
                <text:p>390800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6000">
                <text:p>390726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11000">
                <text:p>390711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17000">
                <text:p>390717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03000">
                <text:p>390603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18000">
                <text:p>390518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35000">
                <text:p>390035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05000">
                <text:p>389705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52000">
                <text:p>389552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68000">
                <text:p>389268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67000">
                <text:p>389267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91000">
                <text:p>389291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66000">
                <text:p>3892660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26000">
                <text:p>389226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47000">
                <text:p>388847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61000">
                <text:p>3888610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16000">
                <text:p>3886160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566000">
                <text:p>3885660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71000">
                <text:p>388471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55000">
                <text:p>3884550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436000">
                <text:p>388436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74000">
                <text:p>388074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97000">
                <text:p>3877970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738000">
                <text:p>387738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95000">
                <text:p>392095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20000">
                <text:p>3915200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93000">
                <text:p>391393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31000">
                <text:p>390831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41000">
                <text:p>390741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86000">
                <text:p>390586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96000">
                <text:p>390396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8000">
                <text:p>390318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49000">
                <text:p>390149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27000">
                <text:p>390327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02000">
                <text:p>390202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25000">
                <text:p>390125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16000">
                <text:p>390116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61000">
                <text:p>390161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53000">
                <text:p>389753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48000">
                <text:p>388748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10000">
                <text:p>388710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706000">
                <text:p>388706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10000">
                <text:p>388610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71000">
                <text:p>388171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86000">
                <text:p>388186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64000">
                <text:p>388064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891000">
                <text:p>387891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39000">
                <text:p>387939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28000">
                <text:p>387928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16000">
                <text:p>387616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73000">
                <text:p>387573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29000">
                <text:p>387529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16000">
                <text:p>387516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85000">
                <text:p>387485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85000">
                <text:p>387485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82000">
                <text:p>387482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22000">
                <text:p>387222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16000">
                <text:p>387216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20000">
                <text:p>392620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610000">
                <text:p>392610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36000">
                <text:p>392536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18000">
                <text:p>392518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813000">
                <text:p>391813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37000">
                <text:p>391537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014000">
                <text:p>391014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65000">
                <text:p>390965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91000">
                <text:p>390891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70000">
                <text:p>390870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91000">
                <text:p>390491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09000">
                <text:p>390209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34000">
                <text:p>390134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549000">
                <text:p>389549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27000">
                <text:p>388927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963000">
                <text:p>388963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61000">
                <text:p>388661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41000">
                <text:p>388641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47000">
                <text:p>388647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93000">
                <text:p>388193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996000">
                <text:p>387996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029000">
                <text:p>388029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50000">
                <text:p>38745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37000">
                <text:p>387437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41000">
                <text:p>387441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53000">
                <text:p>387453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56000">
                <text:p>387656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654000">
                <text:p>387654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564000">
                <text:p>387564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02000">
                <text:p>387402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365000">
                <text:p>387365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414000">
                <text:p>387414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7265000">
                <text:p>387265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44000">
                <text:p>392744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65000">
                <text:p>392465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42000">
                <text:p>392342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53000">
                <text:p>392353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070000">
                <text:p>39207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992000">
                <text:p>391992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704000">
                <text:p>391704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65000">
                <text:p>391465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02000">
                <text:p>391302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53000">
                <text:p>390753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40000">
                <text:p>390740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727000">
                <text:p>390727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47000">
                <text:p>390647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92000">
                <text:p>390492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27000">
                <text:p>390427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3000">
                <text:p>390313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299000">
                <text:p>390299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101000">
                <text:p>390101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45000">
                <text:p>390545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11000">
                <text:p>390511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56000">
                <text:p>390056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09000">
                <text:p>390009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49000">
                <text:p>389749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7000">
                <text:p>389737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87000">
                <text:p>389687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34000">
                <text:p>389434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91000">
                <text:p>389391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63000">
                <text:p>389363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95000">
                <text:p>389195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00000">
                <text:p>389100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880000">
                <text:p>388880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45000">
                <text:p>388645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133000">
                <text:p>388133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78000">
                <text:p>392778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721000">
                <text:p>392721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42000">
                <text:p>392542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507000">
                <text:p>392507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480000">
                <text:p>392480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38000">
                <text:p>392338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2309000">
                <text:p>392309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566000">
                <text:p>391566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420000">
                <text:p>391420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369000">
                <text:p>391369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2778000">
                <text:p>392778000</text:p>
              </table:table-cell>
              <table:table-cell office:value-type="float" office:value="391139000">
                <text:p>391139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80000">
                <text:p>390980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951000">
                <text:p>390951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892000">
                <text:p>390892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643000">
                <text:p>390643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511000">
                <text:p>390511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485000">
                <text:p>390485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16000">
                <text:p>390316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360000">
                <text:p>390360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2778000">
                <text:p>392778000</text:p>
              </table:table-cell>
              <table:table-cell office:value-type="float" office:value="390065000">
                <text:p>390065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74000">
                <text:p>389774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72000">
                <text:p>389772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36000">
                <text:p>389736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713000">
                <text:p>389713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681000">
                <text:p>389681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410000">
                <text:p>389410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323000">
                <text:p>389323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269000">
                <text:p>389269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43000">
                <text:p>389143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2778000">
                <text:p>392778000</text:p>
              </table:table-cell>
              <table:table-cell office:value-type="float" office:value="389133000">
                <text:p>389133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88000">
                <text:p>388688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76000">
                <text:p>388676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01000">
                <text:p>388601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92778000">
                <text:p>392778000</text:p>
              </table:table-cell>
              <table:table-cell office:value-type="float" office:value="388602000">
                <text:p>388602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58000">
                <text:p>3938580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56000">
                <text:p>393856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47000">
                <text:p>393647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02000">
                <text:p>3926020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35000">
                <text:p>3923350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99000">
                <text:p>3912990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94000">
                <text:p>391194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9000">
                <text:p>391179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38000">
                <text:p>3911380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48000">
                <text:p>3908480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6000">
                <text:p>3907460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00000">
                <text:p>3907000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75000">
                <text:p>3908750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40000">
                <text:p>3908400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56000">
                <text:p>3906560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7000">
                <text:p>3906470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75000">
                <text:p>390575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57000">
                <text:p>3902570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76000">
                <text:p>3898760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50000">
                <text:p>3898500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42000">
                <text:p>389342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15000">
                <text:p>389115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69000">
                <text:p>389069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66000">
                <text:p>389066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31000">
                <text:p>3890310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47000">
                <text:p>388547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93000">
                <text:p>388493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54000">
                <text:p>3884540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29000">
                <text:p>3884290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7917000">
                <text:p>3879170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7862000">
                <text:p>3878620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7931000">
                <text:p>3879310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7880000">
                <text:p>387880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867000">
                <text:p>394867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82000">
                <text:p>394282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57000">
                <text:p>394257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40000">
                <text:p>3939400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04000">
                <text:p>3937040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76000">
                <text:p>393676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20000">
                <text:p>393520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98000">
                <text:p>3934980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05000">
                <text:p>393105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76000">
                <text:p>3930760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01000">
                <text:p>3919010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07000">
                <text:p>3919070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92000">
                <text:p>391892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65000">
                <text:p>3915650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61000">
                <text:p>391561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0000">
                <text:p>391170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52000">
                <text:p>3911520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64000">
                <text:p>3911640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34000">
                <text:p>3908340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08000">
                <text:p>3906080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37000">
                <text:p>3906370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63000">
                <text:p>3904630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8000">
                <text:p>390428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05000">
                <text:p>3904050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72000">
                <text:p>3903720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70000">
                <text:p>3903700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69000">
                <text:p>3903690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4000">
                <text:p>3902840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11000">
                <text:p>3903110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11000">
                <text:p>3903110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68000">
                <text:p>3902680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1000">
                <text:p>3902710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8000">
                <text:p>3902080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5000">
                <text:p>3902050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63000">
                <text:p>3944630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57000">
                <text:p>3944570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56000">
                <text:p>3944560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22000">
                <text:p>3943220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47000">
                <text:p>3937470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69000">
                <text:p>3934690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66000">
                <text:p>3934660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47000">
                <text:p>3933470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47000">
                <text:p>3933470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01000">
                <text:p>3933010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01000">
                <text:p>3933010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92000">
                <text:p>3927920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99000">
                <text:p>3926990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30000">
                <text:p>3926300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97000">
                <text:p>3925970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13000">
                <text:p>3925130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12000">
                <text:p>3922120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86000">
                <text:p>3921860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21000">
                <text:p>3922210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03000">
                <text:p>3922030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20000">
                <text:p>3919200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67000">
                <text:p>3915670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85000">
                <text:p>3915850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57000">
                <text:p>3910570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1000">
                <text:p>3905910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9000">
                <text:p>3906490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6000">
                <text:p>3905960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03000">
                <text:p>3906030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39000">
                <text:p>3905390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54000">
                <text:p>3898540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14000">
                <text:p>3895140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01000">
                <text:p>3895010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01000">
                <text:p>3895010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92000">
                <text:p>3894920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65000">
                <text:p>3894650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56000">
                <text:p>3894560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630000">
                <text:p>3946300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618000">
                <text:p>3946180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78000">
                <text:p>3937780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21000">
                <text:p>3936210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01000">
                <text:p>3936010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74000">
                <text:p>3935740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66000">
                <text:p>3935660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66000">
                <text:p>3935660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44000">
                <text:p>393144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32000">
                <text:p>392632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32000">
                <text:p>392632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42000">
                <text:p>3925420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40000">
                <text:p>3925400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88000">
                <text:p>392388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42000">
                <text:p>3921420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60000">
                <text:p>3912600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75000">
                <text:p>3912750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10000">
                <text:p>3911100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08000">
                <text:p>3911080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08000">
                <text:p>3911080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27000">
                <text:p>3910270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49000">
                <text:p>3910490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64000">
                <text:p>3906640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9000">
                <text:p>3906490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7000">
                <text:p>3906470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68000">
                <text:p>3904680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4000">
                <text:p>3902740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0000">
                <text:p>3902700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33000">
                <text:p>3903330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45000">
                <text:p>3900450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84000">
                <text:p>3896840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39000">
                <text:p>3896390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59000">
                <text:p>3896590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03000">
                <text:p>3895030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92000">
                <text:p>3894920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33000">
                <text:p>3894330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74000">
                <text:p>3949740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6000">
                <text:p>3943660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40000">
                <text:p>3938400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59000">
                <text:p>3931590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66000">
                <text:p>3926660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64000">
                <text:p>3926640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24000">
                <text:p>3918240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93000">
                <text:p>3916930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87000">
                <text:p>3916870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31000">
                <text:p>3916310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92000">
                <text:p>3912920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24000">
                <text:p>3912240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23000">
                <text:p>3911230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98000">
                <text:p>3910980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77000">
                <text:p>3910770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33000">
                <text:p>3910330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66000">
                <text:p>3905660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27000">
                <text:p>3905270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19000">
                <text:p>3904190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17000">
                <text:p>3900170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24000">
                <text:p>3899240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08000">
                <text:p>3899080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58000">
                <text:p>3897580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11000">
                <text:p>3897110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35000">
                <text:p>3895350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27000">
                <text:p>3895270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34000">
                <text:p>3896340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26000">
                <text:p>3896260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53000">
                <text:p>3894530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86000">
                <text:p>3893860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19000">
                <text:p>3892190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27000">
                <text:p>3892270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38000">
                <text:p>3891380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75000">
                <text:p>3949750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53000">
                <text:p>3949530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84000">
                <text:p>3941840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71000">
                <text:p>3938710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19000">
                <text:p>3926190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78000">
                <text:p>3925780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79000">
                <text:p>3925790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15000">
                <text:p>3921150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87000">
                <text:p>3913870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94000">
                <text:p>3911940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83000">
                <text:p>3911830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8000">
                <text:p>3911780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42000">
                <text:p>3908420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17000">
                <text:p>3908170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81000">
                <text:p>3907810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86000">
                <text:p>3907860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1000">
                <text:p>3906410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23000">
                <text:p>3903230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94000">
                <text:p>3902940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94000">
                <text:p>3902940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29000">
                <text:p>3900290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29000">
                <text:p>3898290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64000">
                <text:p>3898640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51000">
                <text:p>3898510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46000">
                <text:p>3898460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07000">
                <text:p>3897070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54000">
                <text:p>3894540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73000">
                <text:p>3894730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39000">
                <text:p>3892390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69000">
                <text:p>3891690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75000">
                <text:p>3891750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16000">
                <text:p>3891160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69000">
                <text:p>3890690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79000">
                <text:p>3890790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871000">
                <text:p>3948710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81000">
                <text:p>3942810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66000">
                <text:p>3938660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66000">
                <text:p>3938660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56000">
                <text:p>3935560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79000">
                <text:p>3931790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79000">
                <text:p>3931790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37000">
                <text:p>3926370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88000">
                <text:p>3925880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17000">
                <text:p>3926170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60000">
                <text:p>3924600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38000">
                <text:p>3924380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86000">
                <text:p>391886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39000">
                <text:p>3918390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01000">
                <text:p>391701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1000">
                <text:p>3909710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35000">
                <text:p>3908350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30000">
                <text:p>3908300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78000">
                <text:p>3906780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4000">
                <text:p>3907440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4000">
                <text:p>3907540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8000">
                <text:p>3905080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0000">
                <text:p>3905100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12000">
                <text:p>3904120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39000">
                <text:p>3903390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26000">
                <text:p>3903260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04000">
                <text:p>3903040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6000">
                <text:p>3902860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37000">
                <text:p>3902370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88000">
                <text:p>3900880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87000">
                <text:p>3898870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48000">
                <text:p>3898480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99000">
                <text:p>3897990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70000">
                <text:p>3897700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93000">
                <text:p>3895930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13000">
                <text:p>3949130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803000">
                <text:p>3948030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604000">
                <text:p>3946040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83000">
                <text:p>3945830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83000">
                <text:p>3945830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00000">
                <text:p>3934000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23000">
                <text:p>3934230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00000">
                <text:p>3933000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52000">
                <text:p>3932520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52000">
                <text:p>3932520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08000">
                <text:p>3934080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43000">
                <text:p>3931430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29000">
                <text:p>3927290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38000">
                <text:p>3921380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43000">
                <text:p>3917430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57000">
                <text:p>391057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9000">
                <text:p>390979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62000">
                <text:p>3909620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2000">
                <text:p>3909720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12000">
                <text:p>3909120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55000">
                <text:p>3908550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8000">
                <text:p>3907580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8000">
                <text:p>3907580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19000">
                <text:p>3907190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19000">
                <text:p>3907190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11000">
                <text:p>3907110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4000">
                <text:p>3906440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04000">
                <text:p>3906040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13000">
                <text:p>3906130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58000">
                <text:p>3903580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07000">
                <text:p>3903070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48000">
                <text:p>3902480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86000">
                <text:p>3897860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86000">
                <text:p>3897860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38000">
                <text:p>3897380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89000">
                <text:p>3897890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80000">
                <text:p>3897800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76000">
                <text:p>3897760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76000">
                <text:p>3943760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7000">
                <text:p>3943670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01000">
                <text:p>3943010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65000">
                <text:p>3935650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90000">
                <text:p>3931900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78000">
                <text:p>3931780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78000">
                <text:p>3931780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78000">
                <text:p>3931780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78000">
                <text:p>3925780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81000">
                <text:p>3923810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81000">
                <text:p>3923810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58000">
                <text:p>3922580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2000">
                <text:p>3919120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74000">
                <text:p>3918740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66000">
                <text:p>3918660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69000">
                <text:p>3915690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41000">
                <text:p>3914410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04000">
                <text:p>3910040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80000">
                <text:p>3906800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79000">
                <text:p>3903790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27000">
                <text:p>3903270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53000">
                <text:p>3902530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80000">
                <text:p>3901800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27000">
                <text:p>3900270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16000">
                <text:p>3895160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10000">
                <text:p>3895100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39000">
                <text:p>3894390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04000">
                <text:p>389204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49000">
                <text:p>3893490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30000">
                <text:p>3892300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31000">
                <text:p>3891310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65000">
                <text:p>3891650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894000">
                <text:p>3888940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731000">
                <text:p>3887310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96000">
                <text:p>3884960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41000">
                <text:p>3944410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18000">
                <text:p>3943180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88000">
                <text:p>3941880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77000">
                <text:p>3941770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53000">
                <text:p>3937530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50000">
                <text:p>3933500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61000">
                <text:p>3928610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11000">
                <text:p>3925110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40000">
                <text:p>3925400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22000">
                <text:p>3925220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31000">
                <text:p>3925310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22000">
                <text:p>3925220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49000">
                <text:p>3924490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84000">
                <text:p>3918840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80000">
                <text:p>3918800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78000">
                <text:p>3918780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09000">
                <text:p>3913090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38000">
                <text:p>3912380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33000">
                <text:p>3912330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92000">
                <text:p>391192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61000">
                <text:p>3911610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27000">
                <text:p>3911270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05000">
                <text:p>3911050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89000">
                <text:p>3910890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72000">
                <text:p>3908720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9000">
                <text:p>3908090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34000">
                <text:p>3907340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8000">
                <text:p>3905080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62000">
                <text:p>3904620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51000">
                <text:p>3904510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69000">
                <text:p>3903690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53000">
                <text:p>3903530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98000">
                <text:p>3901980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58000">
                <text:p>3949580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725000">
                <text:p>3947250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31000">
                <text:p>3942310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84000">
                <text:p>3941840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71000">
                <text:p>3938710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60000">
                <text:p>3938600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86000">
                <text:p>3934860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81000">
                <text:p>3933810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46000">
                <text:p>3930460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98000">
                <text:p>3928980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98000">
                <text:p>3928980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14000">
                <text:p>3927140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43000">
                <text:p>3923430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40000">
                <text:p>3923400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39000">
                <text:p>3923390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39000">
                <text:p>3923390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69000">
                <text:p>3918690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62000">
                <text:p>3918620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29000">
                <text:p>3917290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36000">
                <text:p>3916360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99000">
                <text:p>3915990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08000">
                <text:p>391608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34000">
                <text:p>3911340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27000">
                <text:p>3910270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11000">
                <text:p>3909110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25000">
                <text:p>3908250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69000">
                <text:p>3903690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3000">
                <text:p>390283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91000">
                <text:p>3902910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1000">
                <text:p>3902810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21000">
                <text:p>3899210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20000">
                <text:p>3899200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96000">
                <text:p>3898960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97000">
                <text:p>3898970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08000">
                <text:p>3943080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49000">
                <text:p>3937490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17000">
                <text:p>3937170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11000">
                <text:p>3937110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05000">
                <text:p>3933050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92000">
                <text:p>3927920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06000">
                <text:p>3928060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61000">
                <text:p>392561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70000">
                <text:p>3923700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64000">
                <text:p>3923640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50000">
                <text:p>3923500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50000">
                <text:p>3923500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35000">
                <text:p>3923350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022000">
                <text:p>3920220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73000">
                <text:p>3919730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07000">
                <text:p>3915070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44000">
                <text:p>3912440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45000">
                <text:p>3912450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48000">
                <text:p>3912480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85000">
                <text:p>3911850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3000">
                <text:p>3911730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8000">
                <text:p>3911780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40000">
                <text:p>3911400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85000">
                <text:p>3909850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5000">
                <text:p>3909750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60000">
                <text:p>3909600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31000">
                <text:p>3909310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38000">
                <text:p>3909380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38000">
                <text:p>3909380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14000">
                <text:p>3909140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82000">
                <text:p>3908820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87000">
                <text:p>3908870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39000">
                <text:p>3907390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04000">
                <text:p>3907040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81000">
                <text:p>3906810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97000">
                <text:p>3949970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79000">
                <text:p>3944790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39000">
                <text:p>3944390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24000">
                <text:p>3940240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93000">
                <text:p>3938930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93000">
                <text:p>3938930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29000">
                <text:p>3930290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27000">
                <text:p>3929270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76000">
                <text:p>3924760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28000">
                <text:p>392428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21000">
                <text:p>3924210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10000">
                <text:p>3922100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45000">
                <text:p>3918450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13000">
                <text:p>3913130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94000">
                <text:p>3912940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30000">
                <text:p>3904300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36000">
                <text:p>3904360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9000">
                <text:p>3904290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19000">
                <text:p>3902190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87000">
                <text:p>3901870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81000">
                <text:p>3901810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77000">
                <text:p>3900770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77000">
                <text:p>3900770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54000">
                <text:p>3900540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48000">
                <text:p>390048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09000">
                <text:p>3900090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84000">
                <text:p>389784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79000">
                <text:p>3893790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00000">
                <text:p>3892000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908000">
                <text:p>3889080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871000">
                <text:p>3888710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860000">
                <text:p>3888600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41000">
                <text:p>3885410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29000">
                <text:p>3885290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79000">
                <text:p>3884790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08000">
                <text:p>3943080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59000">
                <text:p>3942590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59000">
                <text:p>3942590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76000">
                <text:p>3937760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15000">
                <text:p>3933150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0000">
                <text:p>3929000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84000">
                <text:p>3928840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92000">
                <text:p>3928920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74000">
                <text:p>3928740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41000">
                <text:p>3928410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32000">
                <text:p>3922320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32000">
                <text:p>3922320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32000">
                <text:p>3922320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04000">
                <text:p>3919040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84000">
                <text:p>3912840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16000">
                <text:p>3912160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37000">
                <text:p>3911370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64000">
                <text:p>3905640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20000">
                <text:p>3905200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96000">
                <text:p>3904960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66000">
                <text:p>3904660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60000">
                <text:p>3899600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79000">
                <text:p>3896790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59000">
                <text:p>3895590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80000">
                <text:p>3895800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61000">
                <text:p>3896610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70000">
                <text:p>3895700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60000">
                <text:p>3893600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43000">
                <text:p>3893430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26000">
                <text:p>3893260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39000">
                <text:p>3893390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75000">
                <text:p>3892750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14000">
                <text:p>3892140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82000">
                <text:p>3891820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47000">
                <text:p>3891470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87000">
                <text:p>3890870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47000">
                <text:p>3950470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58000">
                <text:p>3942580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69000">
                <text:p>3940690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14000">
                <text:p>3940140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45000">
                <text:p>3938450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45000">
                <text:p>3938450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51000">
                <text:p>3936510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36000">
                <text:p>3934360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57000">
                <text:p>3931570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13000">
                <text:p>3928130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28000">
                <text:p>3926280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86000">
                <text:p>3925860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30000">
                <text:p>3926300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36000">
                <text:p>3921360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054000">
                <text:p>3920540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98000">
                <text:p>3918980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21000">
                <text:p>3916210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47000">
                <text:p>3913470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98000">
                <text:p>3912980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48000">
                <text:p>3914480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34000">
                <text:p>3914340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53000">
                <text:p>3911530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96000">
                <text:p>3910960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11000">
                <text:p>3911110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24000">
                <text:p>3907240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1000">
                <text:p>3905910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72000">
                <text:p>3907720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70000">
                <text:p>3906700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48000">
                <text:p>3905480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17000">
                <text:p>3904170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33000">
                <text:p>3903330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76000">
                <text:p>3901760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57000">
                <text:p>3901570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40000">
                <text:p>3901400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44000">
                <text:p>3943440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86000">
                <text:p>3942860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81000">
                <text:p>3940810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70000">
                <text:p>3940700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75000">
                <text:p>3939750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57000">
                <text:p>3939570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54000">
                <text:p>3939540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26000">
                <text:p>3934260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55000">
                <text:p>3932550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67000">
                <text:p>3931670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95000">
                <text:p>3930950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24000">
                <text:p>3927240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94000">
                <text:p>3925940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48000">
                <text:p>3921480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96000">
                <text:p>3912960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85000">
                <text:p>3912850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85000">
                <text:p>3912850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08000">
                <text:p>3913080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77000">
                <text:p>3911770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47000">
                <text:p>3911470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50000">
                <text:p>3908500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9000">
                <text:p>3907490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39000">
                <text:p>3907390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37000">
                <text:p>3904370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37000">
                <text:p>3904370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30000">
                <text:p>3904300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6000">
                <text:p>3904260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6000">
                <text:p>3904260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0000">
                <text:p>3905100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68000">
                <text:p>3902680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4000">
                <text:p>3902040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4000">
                <text:p>3902040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72000">
                <text:p>3901720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87000">
                <text:p>3900870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29000">
                <text:p>3896290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18000">
                <text:p>3896180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697000">
                <text:p>3946970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57000">
                <text:p>3940570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17000">
                <text:p>3939170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87000">
                <text:p>3937870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85000">
                <text:p>3936850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85000">
                <text:p>3936850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58000">
                <text:p>3935580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44000">
                <text:p>3932440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33000">
                <text:p>3932330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15000">
                <text:p>3932150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14000">
                <text:p>3932140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6000">
                <text:p>3929060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6000">
                <text:p>3929060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58000">
                <text:p>3928580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55000">
                <text:p>3928550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19000">
                <text:p>3927190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16000">
                <text:p>3927160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62000">
                <text:p>3925620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16000">
                <text:p>3924160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29000">
                <text:p>3924290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59000">
                <text:p>3921590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61000">
                <text:p>3919610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47000">
                <text:p>3919470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6000">
                <text:p>3919160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78000">
                <text:p>3914780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25000">
                <text:p>3909250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97000">
                <text:p>3908970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82000">
                <text:p>3908820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65000">
                <text:p>3906650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4000">
                <text:p>3905940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78000">
                <text:p>3905780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73000">
                <text:p>3905730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03000">
                <text:p>3897030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58000">
                <text:p>3896580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33000">
                <text:p>3896330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73000">
                <text:p>3950730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09000">
                <text:p>3939090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59000">
                <text:p>3938590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27000">
                <text:p>3934270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22000">
                <text:p>3934220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12000">
                <text:p>3931120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98000">
                <text:p>3929980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28000">
                <text:p>3929280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50000">
                <text:p>3928500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32000">
                <text:p>3919320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99000">
                <text:p>3913990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34000">
                <text:p>3913340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66000">
                <text:p>3913660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82000">
                <text:p>3912820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75000">
                <text:p>3912750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70000">
                <text:p>3910700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76000">
                <text:p>3904760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94000">
                <text:p>3904940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9000">
                <text:p>3905990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37000">
                <text:p>3906370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4000">
                <text:p>3905140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13000">
                <text:p>3904130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99000">
                <text:p>3903990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98000">
                <text:p>3903980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86000">
                <text:p>3903860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12000">
                <text:p>3901120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47000">
                <text:p>3901470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94000">
                <text:p>3899940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74000">
                <text:p>3899740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11000">
                <text:p>3898110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90000">
                <text:p>3897900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73000">
                <text:p>3897730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68000">
                <text:p>3896680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76000">
                <text:p>3944760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56000">
                <text:p>3942560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02000">
                <text:p>3934020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91000">
                <text:p>3930910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85000">
                <text:p>3922850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80000">
                <text:p>3922800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36000">
                <text:p>3914360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28000">
                <text:p>3914280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96000">
                <text:p>3913960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13000">
                <text:p>3914130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81000">
                <text:p>3912810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87000">
                <text:p>3911870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75000">
                <text:p>3903750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7000">
                <text:p>3905170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5000">
                <text:p>3905150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79000">
                <text:p>3904790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79000">
                <text:p>3904790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28000">
                <text:p>3903280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6000">
                <text:p>3902860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97000">
                <text:p>3902970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98000">
                <text:p>3901980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8000">
                <text:p>3902080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73000">
                <text:p>3900730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06000">
                <text:p>3900060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74000">
                <text:p>3898740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25000">
                <text:p>3895250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10000">
                <text:p>3895100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80000">
                <text:p>3894800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73000">
                <text:p>3894730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47000">
                <text:p>3895470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60000">
                <text:p>3895600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64000">
                <text:p>3895640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52000">
                <text:p>3895520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37000">
                <text:p>3945370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44000">
                <text:p>3937440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39000">
                <text:p>3936390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40000">
                <text:p>3934400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02000">
                <text:p>3923020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89000">
                <text:p>3922890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49000">
                <text:p>3916490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99000">
                <text:p>3915990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96000">
                <text:p>3915960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88000">
                <text:p>3913880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21000">
                <text:p>3914210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28000">
                <text:p>3910280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8000">
                <text:p>3909780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37000">
                <text:p>3909370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19000">
                <text:p>3908190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9000">
                <text:p>3908090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8000">
                <text:p>3908080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43000">
                <text:p>3906430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92000">
                <text:p>3903920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5000">
                <text:p>3901650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5000">
                <text:p>3901650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5000">
                <text:p>3901650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5000">
                <text:p>3901650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52000">
                <text:p>3901520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16000">
                <text:p>3900160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12000">
                <text:p>3900120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88000">
                <text:p>3899880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73000">
                <text:p>3896730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70000">
                <text:p>3895700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57000">
                <text:p>3892570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94000">
                <text:p>3893940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90000">
                <text:p>3893900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54000">
                <text:p>3892540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69000">
                <text:p>3892690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69000">
                <text:p>3892690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52000">
                <text:p>3892520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87000">
                <text:p>3943870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83000">
                <text:p>3934830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41000">
                <text:p>3934410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63000">
                <text:p>3931630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82000">
                <text:p>3929820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81000">
                <text:p>3929810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34000">
                <text:p>3929340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41000">
                <text:p>3926410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45000">
                <text:p>3926450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90000">
                <text:p>3925900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90000">
                <text:p>3925900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82000">
                <text:p>3925820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91000">
                <text:p>3924910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81000">
                <text:p>3923810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35000">
                <text:p>3917350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05000">
                <text:p>3916050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57000">
                <text:p>3911570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57000">
                <text:p>3911570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95000">
                <text:p>3909950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95000">
                <text:p>3909950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76000">
                <text:p>3909760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47000">
                <text:p>3909470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35000">
                <text:p>3907350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36000">
                <text:p>3906360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4000">
                <text:p>3905940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78000">
                <text:p>3904780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00000">
                <text:p>3899000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59000">
                <text:p>3890590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783000">
                <text:p>3887830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683000">
                <text:p>3886830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77000">
                <text:p>3885770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64000">
                <text:p>3885640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11000">
                <text:p>3885110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567000">
                <text:p>3885670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601000">
                <text:p>3886010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7924000">
                <text:p>3879240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738000">
                <text:p>3937380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06000">
                <text:p>3930060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81000">
                <text:p>3929810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41000">
                <text:p>3929410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69000">
                <text:p>3928690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34000">
                <text:p>3925340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25000">
                <text:p>3924250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68000">
                <text:p>3922680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8000">
                <text:p>3919180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8000">
                <text:p>3919180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87000">
                <text:p>3918870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98000">
                <text:p>3919980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1000">
                <text:p>3919110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03000">
                <text:p>3919030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9000">
                <text:p>3919190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52000">
                <text:p>3913520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65000">
                <text:p>3909650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30000">
                <text:p>3907300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98000">
                <text:p>3906980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91000">
                <text:p>3906910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85000">
                <text:p>3906850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57000">
                <text:p>3906570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28000">
                <text:p>3902280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44000">
                <text:p>3901440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30000">
                <text:p>3901300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30000">
                <text:p>3899300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34000">
                <text:p>3898340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33000">
                <text:p>3890330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903000">
                <text:p>3889030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88000">
                <text:p>3884880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59000">
                <text:p>3884590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455000">
                <text:p>3884550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355000">
                <text:p>3883550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8360000">
                <text:p>3883600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40000">
                <text:p>3950400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40000">
                <text:p>3950400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93000">
                <text:p>3949930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56000">
                <text:p>3945560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76000">
                <text:p>3938760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53000">
                <text:p>3938530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34000">
                <text:p>3934340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49000">
                <text:p>3930490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98000">
                <text:p>3929980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98000">
                <text:p>3929980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21000">
                <text:p>3931210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29000">
                <text:p>3929290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97000">
                <text:p>3928970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03000">
                <text:p>3928030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65000">
                <text:p>3927650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26000">
                <text:p>3926260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56000">
                <text:p>3922560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91000">
                <text:p>3921910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53000">
                <text:p>3914530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82000">
                <text:p>3913820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71000">
                <text:p>3913710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61000">
                <text:p>3913610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29000">
                <text:p>3912290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32000">
                <text:p>3908320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92000">
                <text:p>3908920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11000">
                <text:p>3909110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86000">
                <text:p>3908860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29000">
                <text:p>3907290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67000">
                <text:p>3906670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64000">
                <text:p>3906640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1000">
                <text:p>3905010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09000">
                <text:p>3904090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03000">
                <text:p>3904030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1000">
                <text:p>3902710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37000">
                <text:p>3903370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971000">
                <text:p>3949710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29000">
                <text:p>3945290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471000">
                <text:p>3944710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90000">
                <text:p>3943900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66000">
                <text:p>3942660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02000">
                <text:p>3936020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90000">
                <text:p>3929900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55000">
                <text:p>3925550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45000">
                <text:p>3925450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18000">
                <text:p>3925180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93000">
                <text:p>3924930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66000">
                <text:p>3924660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80000">
                <text:p>3921800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11000">
                <text:p>3921110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54000">
                <text:p>3919540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21000">
                <text:p>3919210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42000">
                <text:p>3917420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714000">
                <text:p>3917140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66000">
                <text:p>3908660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2000">
                <text:p>3908020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0000">
                <text:p>3908000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69000">
                <text:p>3906690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34000">
                <text:p>3905340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17000">
                <text:p>3905170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7000">
                <text:p>3904270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15000">
                <text:p>3904150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52000">
                <text:p>3904520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06000">
                <text:p>3904060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13000">
                <text:p>3897130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595000">
                <text:p>3895950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208000">
                <text:p>3892080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51000">
                <text:p>3891510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39000">
                <text:p>3891390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43000">
                <text:p>3950430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719000">
                <text:p>3947190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8000">
                <text:p>3943680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98000">
                <text:p>3942980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98000">
                <text:p>3942980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08000">
                <text:p>3940080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90000">
                <text:p>3935900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15000">
                <text:p>3935150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97000">
                <text:p>3927970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97000">
                <text:p>3927970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97000">
                <text:p>39279700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02000">
                <text:p>39270200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41000">
                <text:p>39264100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143000">
                <text:p>39214300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75000">
                <text:p>39197500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83000">
                <text:p>39188300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68000">
                <text:p>39186800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68000">
                <text:p>3918680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5000">
                <text:p>3919150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29000">
                <text:p>3918290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72000">
                <text:p>3916720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51000">
                <text:p>3913510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42000">
                <text:p>3913420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90000">
                <text:p>3911900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67000">
                <text:p>3911670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59000">
                <text:p>3910590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97000">
                <text:p>3909970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85000">
                <text:p>3909850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24000">
                <text:p>3906240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88000">
                <text:p>3904880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20000">
                <text:p>3904200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88000">
                <text:p>3902880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8000">
                <text:p>3902780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74000">
                <text:p>3902740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9000">
                <text:p>3902090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21000">
                <text:p>3900210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32000">
                <text:p>3900320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21000">
                <text:p>39392100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68000">
                <text:p>39386800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849000">
                <text:p>39384900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68000">
                <text:p>39336800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62000">
                <text:p>39336200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87000">
                <text:p>39328700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17000">
                <text:p>39321700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05000">
                <text:p>3932050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69000">
                <text:p>39316900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67000">
                <text:p>39316700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03000">
                <text:p>39310300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84000">
                <text:p>39258400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70000">
                <text:p>39257000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63000">
                <text:p>3923630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22000">
                <text:p>3922220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37000">
                <text:p>39153700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37000">
                <text:p>3915370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81000">
                <text:p>3914810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57000">
                <text:p>39105700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57000">
                <text:p>39105700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24000">
                <text:p>39082400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7000">
                <text:p>39080700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1000">
                <text:p>39074100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16000">
                <text:p>39061600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19000">
                <text:p>39061900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2000">
                <text:p>3905020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58000">
                <text:p>3905580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73000">
                <text:p>39007300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06000">
                <text:p>38980600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13000">
                <text:p>38971300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12000">
                <text:p>3897120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634000">
                <text:p>3896340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327000">
                <text:p>38932700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058000">
                <text:p>38905800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47000">
                <text:p>39454700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506000">
                <text:p>39450600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5000">
                <text:p>3943650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5000">
                <text:p>39436500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63000">
                <text:p>3943630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55000">
                <text:p>3943550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25000">
                <text:p>3943250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25000">
                <text:p>3943250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14000">
                <text:p>3942140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07000">
                <text:p>3942070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91000">
                <text:p>3941910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99000">
                <text:p>3940990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27000">
                <text:p>3934270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17000">
                <text:p>3934170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19000">
                <text:p>3934190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11000">
                <text:p>3934110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377000">
                <text:p>3933770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94000">
                <text:p>3930940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85000">
                <text:p>3930850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85000">
                <text:p>3930850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085000">
                <text:p>3930850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721000">
                <text:p>3927210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96000">
                <text:p>3926960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20000">
                <text:p>3928200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543000">
                <text:p>3925430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81000">
                <text:p>3919810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15000">
                <text:p>3919150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877000">
                <text:p>3918770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79000">
                <text:p>3916790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43000">
                <text:p>3916430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37000">
                <text:p>3916370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17000">
                <text:p>3915170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80000">
                <text:p>3914800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49000">
                <text:p>3914490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38000">
                <text:p>3912380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30000">
                <text:p>3911300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46000">
                <text:p>3943460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346000">
                <text:p>3943460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07000">
                <text:p>3941070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107000">
                <text:p>3941070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26000">
                <text:p>3935260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4000">
                <text:p>3929040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4000">
                <text:p>39290400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855000">
                <text:p>3928550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688000">
                <text:p>3926880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213000">
                <text:p>3922130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67000">
                <text:p>3919670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67000">
                <text:p>391967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32000">
                <text:p>39133200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00000">
                <text:p>39120000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75000">
                <text:p>39137500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18000">
                <text:p>3910180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09000">
                <text:p>391009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15000">
                <text:p>39061500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05000">
                <text:p>3906050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93000">
                <text:p>39059300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29000">
                <text:p>39052900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26000">
                <text:p>39052600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3000">
                <text:p>39050300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447000">
                <text:p>39044700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07000">
                <text:p>39020700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2000">
                <text:p>39016200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10000">
                <text:p>38991000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911000">
                <text:p>389911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90000">
                <text:p>38989000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840000">
                <text:p>38984000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65000">
                <text:p>38976500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57000">
                <text:p>38975700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718000">
                <text:p>38971800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44000">
                <text:p>38944400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427000">
                <text:p>38942700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95093000">
                <text:p>395093000</text:p>
              </table:table-cell>
              <table:table-cell office:value-type="float" office:value="389150000">
                <text:p>38915000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783000">
                <text:p>39478300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77000">
                <text:p>39407700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608000">
                <text:p>39360800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42000">
                <text:p>39354200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11000">
                <text:p>39351100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20000">
                <text:p>39322000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97000">
                <text:p>39319700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219000">
                <text:p>39321900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13000">
                <text:p>39311300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901000">
                <text:p>39290100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481000">
                <text:p>39248100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25000">
                <text:p>39232500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86000">
                <text:p>39148600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54000">
                <text:p>39145400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30000">
                <text:p>39143000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78000">
                <text:p>39107800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40000">
                <text:p>39104000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69000">
                <text:p>39086900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58000">
                <text:p>39085800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9000">
                <text:p>39074900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62000">
                <text:p>39076200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6000">
                <text:p>39075600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06000">
                <text:p>39080600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822000">
                <text:p>39082200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4000">
                <text:p>39075400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50000">
                <text:p>39075000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08000">
                <text:p>39030800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007000">
                <text:p>39000700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93000">
                <text:p>39019300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88000">
                <text:p>39018800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82000">
                <text:p>39018200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68000">
                <text:p>39016800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171000">
                <text:p>39017100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5093000">
                <text:p>39509300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875000">
                <text:p>39487500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634000">
                <text:p>39463400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223000">
                <text:p>39422300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4002000">
                <text:p>39400200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969000">
                <text:p>39396900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56000">
                <text:p>39355600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58000">
                <text:p>39355800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540000">
                <text:p>39354000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498000">
                <text:p>39349800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3110000">
                <text:p>39311000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374000">
                <text:p>39237400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982000">
                <text:p>39198200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2039000">
                <text:p>39203900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85000">
                <text:p>39168500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680000">
                <text:p>39168000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599000">
                <text:p>39159900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46000">
                <text:p>39144600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440000">
                <text:p>39144000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318000">
                <text:p>39131800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19000">
                <text:p>39121900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218000">
                <text:p>39121800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166000">
                <text:p>39116600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1097000">
                <text:p>39109700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917000">
                <text:p>39091700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14000">
                <text:p>39071400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698000">
                <text:p>39069800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746000">
                <text:p>39074600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6000">
                <text:p>39050600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5000">
                <text:p>39050500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509000">
                <text:p>39050900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335000">
                <text:p>39033500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90000">
                <text:p>39029000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95093000">
                <text:p>395093000</text:p>
              </table:table-cell>
              <table:table-cell office:value-type="float" office:value="390250000">
                <text:p>3902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